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roid Sans Fallback" svg:font-family="'Droid Sans Fallback'"/>
    <style:font-face style:name="Liberation Sans1" svg:font-family="'Liberation Sans'"/>
    <style:font-face style:name="Liberation Serif1" svg:font-family="'Liberation Serif'"/>
    <style:font-face style:name="Mangal1" svg:font-family="Mangal"/>
    <style:font-face style:name="SimSun" svg:font-family="SimSun"/>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fo:padding="0cm" fo:border="none"/>
    </style:style>
    <style:style style:name="Table2" style:family="table">
      <style:table-properties style:width="17cm" table:align="left"/>
    </style:style>
    <style:style style:name="Table2.A" style:family="table-column">
      <style:table-column-properties style:column-width="5.666cm"/>
    </style:style>
    <style:style style:name="Table2.C" style:family="table-column">
      <style:table-column-properties style:column-width="5.669cm"/>
    </style:style>
    <style:style style:name="Table2.A1" style:family="table-cell">
      <style:table-cell-properties fo:padding="0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fo:padding="0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fo:padding="0cm" fo:border="none"/>
    </style:style>
    <style:style style:name="Table5" style:family="table">
      <style:table-properties style:width="17.096cm" table:align="left"/>
    </style:style>
    <style:style style:name="Table5.A" style:family="table-column">
      <style:table-column-properties style:column-width="17.096cm"/>
    </style:style>
    <style:style style:name="Table5.A1" style:family="table-cell">
      <style:table-cell-properties fo:padding="0cm" fo:border="none"/>
    </style:style>
    <style:style style:name="Table6" style:family="table">
      <style:table-properties style:width="17cm" table:align="left"/>
    </style:style>
    <style:style style:name="Table6.A" style:family="table-column">
      <style:table-column-properties style:column-width="5.189cm"/>
    </style:style>
    <style:style style:name="Table6.B" style:family="table-column">
      <style:table-column-properties style:column-width="11.811cm"/>
    </style:style>
    <style:style style:name="Table6.A1" style:family="table-cell">
      <style:table-cell-properties fo:padding="0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fo:padding="0cm" fo:border="none"/>
    </style:style>
    <style:style style:name="Table8" style:family="table">
      <style:table-properties style:width="21.671cm" table:align="left"/>
    </style:style>
    <style:style style:name="Table8.A" style:family="table-column">
      <style:table-column-properties style:column-width="21.671cm"/>
    </style:style>
    <style:style style:name="Table8.A1" style:family="table-cell">
      <style:table-cell-properties fo:padding="0cm" fo:border="none"/>
    </style:style>
    <style:style style:name="P1" style:family="paragraph" style:parent-style-name="Standard">
      <style:text-properties officeooo:rsid="00055c58" officeooo:paragraph-rsid="00055c58"/>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a1ca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205b4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caf" officeooo:paragraph-rsid="00205b4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5b4c" officeooo:paragraph-rsid="00205b4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officeooo:paragraph-rsid="000d3cdf"/>
    </style:style>
    <style:style style:name="P9" style:family="paragraph" style:parent-style-name="Standard">
      <style:paragraph-properties fo:text-align="start" style:justify-single-word="false"/>
      <style:text-properties officeooo:paragraph-rsid="000595d0"/>
    </style:style>
    <style:style style:name="P10" style:family="paragraph" style:parent-style-name="Standard">
      <style:paragraph-properties fo:text-align="start" style:justify-single-word="false"/>
      <style:text-properties officeooo:paragraph-rsid="001a1caf"/>
    </style:style>
    <style:style style:name="P11" style:family="paragraph" style:parent-style-name="Standard">
      <style:paragraph-properties fo:text-align="start" style:justify-single-word="false"/>
      <style:text-properties officeooo:paragraph-rsid="00205b4c"/>
    </style:style>
    <style:style style:name="P12" style:family="paragraph" style:parent-style-name="Standard">
      <style:text-properties officeooo:paragraph-rsid="001688d1"/>
    </style:style>
    <style:style style:name="P13" style:family="paragraph" style:parent-style-name="Standard">
      <style:paragraph-properties fo:text-align="justify" style:justify-single-word="false"/>
      <style:text-properties officeooo:paragraph-rsid="001688d1"/>
    </style:style>
    <style:style style:name="P14" style:family="paragraph" style:parent-style-name="Standard">
      <style:text-properties officeooo:paragraph-rsid="001a1caf"/>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1ca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688d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a1caf" style:font-size-asian="12pt" style:font-style-asian="italic" style:font-weight-asian="normal" style:font-size-complex="12pt" style:font-style-complex="italic" style:font-weight-complex="normal" style:text-overline-style="none" style:text-overline-color="font-color"/>
    </style:style>
    <style:style style:name="P21" style:family="paragraph" style:parent-style-name="Table_20_Contents">
      <style:text-properties officeooo:rsid="00141375" officeooo:paragraph-rsid="00141375"/>
    </style:style>
    <style:style style:name="P22" style:family="paragraph" style:parent-style-name="Heading_20_3">
      <style:text-properties style:font-name="Liberation Sans1" fo:font-weight="bold"/>
    </style:style>
    <style:style style:name="P23" style:family="paragraph" style:parent-style-name="Table_20_Contents">
      <style:paragraph-properties fo:margin-top="0cm" fo:margin-bottom="0.499cm" loext:contextual-spacing="false"/>
    </style:style>
    <style:style style:name="P24" style:family="paragraph" style:parent-style-name="Table_20_Contents">
      <style:paragraph-properties fo:margin-top="0cm" fo:margin-bottom="0.499cm" loext:contextual-spacing="false"/>
      <style:text-properties fo:color="#000000"/>
    </style:style>
    <style:style style:name="P25" style:family="paragraph" style:parent-style-name="Table_20_Contents">
      <style:paragraph-properties fo:margin-top="0cm" fo:margin-bottom="0.499cm" loext:contextual-spacing="false"/>
      <style:text-properties fo:color="#000000" style:font-name="Liberation Serif1"/>
    </style:style>
    <style:style style:name="P26" style:family="paragraph" style:parent-style-name="Table_20_Contents">
      <style:paragraph-properties fo:margin-top="0cm" fo:margin-bottom="0.499cm" loext:contextual-spacing="false"/>
      <style:text-properties fo:color="#000000" style:font-name="Liberation Serif1" fo:font-style="italic"/>
    </style:style>
    <style:style style:name="P27" style:family="paragraph" style:parent-style-name="Table_20_Contents">
      <style:paragraph-properties fo:margin-top="0cm" fo:margin-bottom="0.499cm" loext:contextual-spacing="false"/>
      <style:text-properties fo:color="#000000" style:font-name="Times New Roman"/>
    </style:style>
    <style:style style:name="P28" style:family="paragraph" style:parent-style-name="Table_20_Contents">
      <style:paragraph-properties fo:margin-top="0cm" fo:margin-bottom="0.499cm" loext:contextual-spacing="false"/>
      <style:text-properties fo:color="#000000" style:font-name="Times New Roman" fo:font-style="italic"/>
    </style:style>
    <style:style style:name="P29" style:family="paragraph" style:parent-style-name="Table_20_Contents">
      <loext:graphic-properties draw:fill="solid" draw:fill-color="#fffffe" draw:opacity="100%"/>
      <style:paragraph-properties fo:margin-top="0cm" fo:margin-bottom="0.499cm" loext:contextual-spacing="false" fo:line-height="200%" fo:text-align="start" style:justify-single-word="false" fo:background-color="#fffffe"/>
      <style:text-properties fo:color="#000000"/>
    </style:style>
    <style:style style:name="P30" style:family="paragraph" style:parent-style-name="Table_20_Contents">
      <loext:graphic-properties draw:fill="solid" draw:fill-color="#fffffe" draw:opacity="100%"/>
      <style:paragraph-properties fo:margin-top="0cm" fo:margin-bottom="0.499cm" loext:contextual-spacing="false" fo:line-height="200%" fo:text-align="start" style:justify-single-word="false" fo:background-color="#fffffe"/>
    </style:style>
    <style:style style:name="P31" style:family="paragraph" style:parent-style-name="Table_20_Contents">
      <style:paragraph-properties fo:margin-top="0cm" fo:margin-bottom="0.499cm" loext:contextual-spacing="false" fo:text-align="justify" style:justify-single-word="false"/>
    </style:style>
    <style:style style:name="P32" style:family="paragraph" style:parent-style-name="Table_20_Contents">
      <style:paragraph-properties fo:margin-top="0cm" fo:margin-bottom="0.499cm" loext:contextual-spacing="false" fo:text-align="start" style:justify-single-word="false"/>
    </style:style>
    <style:style style:name="P33" style:family="paragraph" style:parent-style-name="Table_20_Contents">
      <loext:graphic-properties draw:fill="solid" draw:fill-color="#1e1e1e" draw:opacity="100%"/>
      <style:paragraph-properties fo:margin-top="0cm" fo:margin-bottom="0.499cm" loext:contextual-spacing="false" fo:text-align="start" style:justify-single-word="false" fo:background-color="#1e1e1e"/>
    </style:style>
    <style:style style:name="P34" style:family="paragraph" style:parent-style-name="Table_20_Contents">
      <loext:graphic-properties draw:fill="solid" draw:fill-color="#1e1e1e" draw:opacity="100%"/>
      <style:paragraph-properties fo:margin-top="0cm" fo:margin-bottom="0.499cm" loext:contextual-spacing="false" fo:text-align="start" style:justify-single-word="false" fo:background-color="#1e1e1e"/>
      <style:text-properties fo:color="#d4d4d4"/>
    </style:style>
    <style:style style:name="P35" style:family="paragraph" style:parent-style-name="Table_20_Contents">
      <style:paragraph-properties fo:margin-top="0cm" fo:margin-bottom="0.499cm" loext:contextual-spacing="false" fo:text-align="start" style:justify-single-word="false"/>
      <style:text-properties fo:color="#ffffff" style:font-name="Droid Sans Fallback" fo:font-weight="normal" fo:background-color="#1e1e1e"/>
    </style:style>
    <style:style style:name="P36" style:family="paragraph" style:parent-style-name="Table_20_Contents">
      <loext:graphic-properties draw:fill="solid" draw:fill-color="#1e1e1e" draw:opacity="100%"/>
      <style:paragraph-properties fo:margin-top="0cm" fo:margin-bottom="0.499cm" loext:contextual-spacing="false" fo:text-align="start" style:justify-single-word="false" fo:background-color="#1e1e1e"/>
      <style:text-properties fo:color="#ffffff" style:font-name="Droid Sans Fallback" fo:font-weight="normal" fo:background-color="#1e1e1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italic" fo:text-shadow="none" style:text-underline-style="none" fo:font-weight="normal" officeooo:rsid="00141375" style:font-size-asian="12pt" style:font-style-asian="italic" style:font-weight-asian="normal" style:font-size-complex="12pt" style:font-style-complex="italic"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italic" fo:text-shadow="none" style:text-underline-style="none" fo:font-weight="normal" officeooo:rsid="001688d1" style:font-size-asian="12pt" style:font-style-asian="italic" style:font-weight-asian="normal" style:font-size-complex="12pt" style:font-style-complex="italic"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italic" fo:text-shadow="none" style:text-underline-style="none" fo:font-weight="normal" officeooo:rsid="0016fa8b" style:font-size-asian="12pt" style:font-style-asian="italic" style:font-weight-asian="normal" style:font-size-complex="12pt" style:font-style-complex="italic"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0c2143"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1a1caf"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05b4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1b4915"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1pt" fo:font-style="italic" fo:text-shadow="none" style:text-underline-style="none" fo:font-weight="normal" officeooo:rsid="00055c58" style:font-size-asian="11pt" style:font-style-asian="italic" style:font-weight-asian="normal" style:font-size-complex="11pt" style:font-style-complex="italic"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1pt" fo:font-style="italic" fo:text-shadow="none" style:text-underline-style="none" fo:font-weight="normal" officeooo:rsid="001688d1" style:font-size-asian="11pt" style:font-style-asian="italic" style:font-weight-asian="normal" style:font-size-complex="11pt" style:font-style-complex="italic" style:font-weight-complex="normal" style:text-overline-style="none" style:text-overline-color="font-color"/>
    </style:style>
    <style:style style:name="T14" style:family="text">
      <style:text-properties fo:color="#000000" style:font-name="Liberation Serif1"/>
    </style:style>
    <style:style style:name="T15" style:family="text">
      <style:text-properties fo:color="#000000" style:font-name="Liberation Serif1" fo:font-style="italic"/>
    </style:style>
    <style:style style:name="T16" style:family="text">
      <style:text-properties fo:color="#000000" style:font-name="SimSun"/>
    </style:style>
    <style:style style:name="T17" style:family="text">
      <style:text-properties fo:color="#000000" style:font-name="Times New Roman"/>
    </style:style>
    <style:style style:name="T18" style:family="text">
      <style:text-properties fo:color="#000000" style:font-name="Consolas"/>
    </style:style>
    <style:style style:name="T19" style:family="text">
      <style:text-properties officeooo:rsid="00141375"/>
    </style:style>
    <style:style style:name="T20" style:family="text">
      <style:text-properties officeooo:rsid="001add78"/>
    </style:style>
    <style:style style:name="T21" style:family="text">
      <style:text-properties officeooo:rsid="001b9f47"/>
    </style:style>
    <style:style style:name="T22" style:family="text">
      <style:text-properties officeooo:rsid="001d2492"/>
    </style:style>
    <style:style style:name="T23" style:family="text">
      <style:text-properties style:font-name="Liberation Serif1"/>
    </style:style>
    <style:style style:name="T24" style:family="text">
      <style:text-properties style:font-name="Liberation Serif1" fo:font-style="italic"/>
    </style:style>
    <style:style style:name="T25" style:family="text">
      <style:text-properties style:font-name="SimSun" fo:font-style="italic"/>
    </style:style>
    <style:style style:name="T26" style:family="text">
      <style:text-properties fo:color="#0000ff" style:font-name="Consolas"/>
    </style:style>
    <style:style style:name="T27" style:family="text">
      <style:text-properties fo:color="#ffffff" style:font-name="Droid Sans Fallback" fo:font-weight="normal" fo:background-color="#1e1e1e" loext:char-shading-value="0"/>
    </style:style>
    <style:style style:name="T28" style:family="text">
      <style:text-properties fo:color="#ffffff" fo:background-color="#1e1e1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3"><office:annotation><dc:date>2021-01-04T21:15:54.821395468</dc:date><text:p>&lt;!--[if gte mso 9]&gt;&lt;xml&gt;&lt;o:DocumentProperties&gt;&lt;o:Revision&gt;1&lt;/o:Revision&gt;&lt;o:Pages&gt;1&lt;/o:Pages&gt;&lt;o:Lines&gt;1&lt;/o:Lines&gt;&lt;o:Paragraphs&gt;1&lt;/o:Paragraphs&gt;&lt;/o:DocumentProperties&gt;&lt;/xml&gt;&lt;![endif]--&gt;</text:p></office:annotation><office:annotation><dc:date>2021-01-04T21:15:54.821416287</dc:date><text:p>&lt;!--[if gte mso 9]&gt;&lt;xml&gt;&lt;o:OfficeDocumentSettings&gt;&lt;/o:OfficeDocumentSettings&gt;&lt;/xml&gt;&lt;![endif]--&gt;</text:p></office:annotation><office:annotation><dc:date>2021-01-04T21:15:54.82151385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Compatibility&gt;&lt;w:Zoom&gt;0&lt;/w:Zoom&gt;&lt;/w:WordDocument&gt;&lt;/xml&gt;&lt;![endif]--&gt;</text:p></office:annotation><office:annotation><dc:date>2021-01-04T21:15:54.85233846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21-01-04T21:15:54.852727741</dc:date><text:p>&lt;!--StartFragment--&gt;</text:p></office:annotation>Projet LU2IN002 - 2020-2021</text:h>
      <table:table table:name="Table1" table:style-name="Table1">
        <table:table-column table:style-name="Table1.A"/>
        <table:table-row>
          <table:table-cell table:style-name="Table1.A1" office:value-type="string">
            <text:p text:style-name="P23"><text:span text:style-name="T23">Numéro du groupe de TD/TME :</text:span> <text:span text:style-name="T23">8</text:span></text:p>
          </table:table-cell>
        </table:table-row>
      </table:table>
      <text:p text:style-name="Text_20_body"> </text:p>
      <table:table table:name="Table2" table:style-name="Table2">
        <table:table-column table:style-name="Table2.A" table:number-columns-repeated="2"/>
        <table:table-column table:style-name="Table2.C"/>
        <table:table-row>
          <table:table-cell table:style-name="Table2.A1" office:value-type="string">
            <text:p text:style-name="P23"><text:span text:style-name="T15">Nom :Zeng</text:span></text:p>
          </table:table-cell>
          <table:table-cell table:style-name="Table2.A1" office:value-type="string">
            <text:p text:style-name="P26">Nom :Li</text:p>
          </table:table-cell>
          <table:table-cell table:style-name="Table2.A1" office:value-type="string">
            <text:p text:style-name="P23"><text:span text:style-name="T15">Nom :Martin</text:span></text:p>
          </table:table-cell>
        </table:table-row>
        <table:table-row>
          <table:table-cell table:style-name="Table2.A1" office:value-type="string">
            <text:p text:style-name="P26">Prénom :Fanxiang</text:p>
          </table:table-cell>
          <table:table-cell table:style-name="Table2.A1" office:value-type="string">
            <text:p text:style-name="P26">Prénom :Junji</text:p>
          </table:table-cell>
          <table:table-cell table:style-name="Table2.A1" office:value-type="string">
            <text:p text:style-name="P26">Prénom :Amaury</text:p>
          </table:table-cell>
        </table:table-row>
        <table:table-row>
          <table:table-cell table:style-name="Table2.A1" office:value-type="string">
            <text:p text:style-name="P26">N° étudiant :28600693</text:p>
          </table:table-cell>
          <table:table-cell table:style-name="Table2.A1" office:value-type="string">
            <text:p text:style-name="P26">N° étudiant :28610187</text:p>
          </table:table-cell>
          <table:table-cell table:style-name="Table2.A1" office:value-type="string">
            <text:p text:style-name="P26">N° étudiant :28610127</text:p>
          </table:table-cell>
        </table:table-row>
      </table:table>
      <text:p text:style-name="Text_20_body"> </text:p>
      <table:table table:name="Table3" table:style-name="Table3">
        <table:table-column table:style-name="Table3.A"/>
        <table:table-row>
          <table:table-cell table:style-name="Table3.A1" office:value-type="string">
            <text:p text:style-name="P26">Thème choisi (en 2 lignes max.)</text:p>
          </table:table-cell>
        </table:table-row>
        <table:table-row>
          <table:table-cell table:style-name="Table3.A1" office:value-type="string">
            <text:p text:style-name="P23"><text:span text:style-name="T16">S</text:span><text:span text:style-name="T14">imulation du fonctionnement d’un club de foot </text:span></text:p>
            <text:p text:style-name="P24"> </text:p>
          </table:table-cell>
        </table:table-row>
      </table:table>
      <text:p text:style-name="Text_20_body"> </text:p>
      <table:table table:name="Table4" table:style-name="Table4">
        <table:table-column table:style-name="Table4.A"/>
        <table:table-row>
          <table:table-cell table:style-name="Table4.A1" office:value-type="string">
            <text:p text:style-name="P26">Description des classes et de leur rôle dans le programme (2 lignes max par classe)</text:p>
          </table:table-cell>
        </table:table-row>
        <table:table-row>
          <table:table-cell table:style-name="Table4.A1" office:value-type="string">
            <text:p text:style-name="P27">Class Personne : classe mère, qui possède les attributs de base salaire et nom</text:p>
            <text:p text:style-name="P24"> </text:p>
            <text:p text:style-name="P27">Class Joueur : classe fille de la classe personne,  qui a comme attribut la capacité, âge et le contrat du joueur (avec des constants définies) </text:p>
            <text:p text:style-name="P24"> </text:p>
            <text:p text:style-name="P27">Class Remplaçant : classe fille de la classe joueur, qui lui possède des coefficients différent de celui des joueurs </text:p>
            <text:p text:style-name="P24"> </text:p>
            <text:p text:style-name="P27">Class Manager : classe fille de la classe personne, qui lui peut avoir un effet sur les bénéfices du club en fonction du salaire qu’on lui donne </text:p>
            <text:p text:style-name="P24"> </text:p>
            <text:p text:style-name="P27">Class Coach : classe fille de la classe personne, qui lui peut avoir un effet sur l’augmentation du capacité des joueurs </text:p>
            <text:p text:style-name="P24"> </text:p>
            <text:p text:style-name="P27">Class Match : un singleton qui a un constructeur private, qui simule un match en fonction du capacité moyenne des joueurs de notre club contre une équipe adverse de capacité généré aléatoirement   </text:p>
            <text:p text:style-name="P24"><text:soft-page-break/> </text:p>
            <text:p text:style-name="P27">Class Déclinable : une interface implémenter par les joueurs , qui a une fonction qui modifie l’âge du joueur et diminue son capacité si le joueur a dépassé un âge seuil </text:p>
            <text:p text:style-name="P24"> </text:p>
            <text:p text:style-name="P27">Class Outil : une classe qui ne possède que des méthodes static pour simplifier la programmation et de rendre le code plus lisible</text:p>
            <text:p text:style-name="P24"> </text:p>
            <text:p text:style-name="P30"><text:span text:style-name="T17">Class DepassementPlafondSalaireException : classe de l’exception qui throw une exception  lorsque la somme des salaires des joueurs dépasse un certain plafond</text:span></text:p>
            <text:p text:style-name="P24"> </text:p>
            <text:p text:style-name="P27">Class Club : class composé des joueurs, des remplaçants, un coach , un manager, et un match, et l’unité de simulation est année, avec un bénéfice faite à chaque année. </text:p>
            <text:p text:style-name="P24"> </text:p>
            <text:p text:style-name="P24"> </text:p>
          </table:table-cell>
        </table:table-row>
      </table:table>
      <text:p text:style-name="Text_20_body"> </text:p>
      <table:table table:name="Table5" table:style-name="Table5">
        <table:table-column table:style-name="Table5.A"/>
        <table:table-row>
          <table:table-cell table:style-name="Table5.A1" office:value-type="string">
            <text:p text:style-name="P26">Schéma UML des classes vision fournisseur (dessin “à la main” scanné ou photo acceptés)</text:p>
          </table:table-cell>
        </table:table-row>
        <text:soft-page-break/>
        <table:table-row>
          <table:table-cell table:style-name="Table5.A1" office:value-type="string">
            <text:p text:style-name="P23"><text:span text:style-name="T2"><draw:frame draw:style-name="fr1" draw:name="Image1" text:anchor-type="as-char" svg:width="16.891cm" svg:height="19.156cm" draw:z-index="0"><draw:image xlink:href="../../../../../../..//tmp/wps-bj/ksohtml/wpsywtLjI.png" xlink:type="simple" xlink:show="embed" xlink:actuate="onLoad" loext:mime-type=""/></draw:frame></text:span><text:span text:style-name="T2"> </text:span></text:p>
            <text:p text:style-name="P23"><text:span text:style-name="T25">P</text:span><text:span text:style-name="T24">S : agrandissez avec ctrl + souris ou bien en bas à droite sur word pour voir plus clairement</text:span></text:p>
          </table:table-cell>
        </table:table-row>
      </table:table>
      <text:p text:style-name="Text_20_body"> </text:p>
      <table:table table:name="Table6" table:style-name="Table6">
        <table:table-column table:style-name="Table6.A"/>
        <table:table-column table:style-name="Table6.B"/>
        <table:table-row>
          <table:table-cell table:style-name="Table6.A1" office:value-type="string">
            <text:p text:style-name="P26">Checklist des contraintes prises en compte:</text:p>
          </table:table-cell>
          <table:table-cell table:style-name="Table6.A1" office:value-type="string">
            <text:p text:style-name="P26">Nom(s) des classe(s) correspondante(s)</text:p>
          </table:table-cell>
        </table:table-row>
        <table:table-row>
          <table:table-cell table:style-name="Table6.A1" office:value-type="string">
            <text:p text:style-name="P25">Classe contenant un tableau ou une ArrayList</text:p>
          </table:table-cell>
          <table:table-cell table:style-name="Table6.A1" office:value-type="string">
            <text:p text:style-name="P30"><text:span text:style-name="T26">public</text:span><text:span text:style-name="T2"> </text:span><text:span text:style-name="T26">class</text:span><text:span text:style-name="T2"> </text:span><text:span text:style-name="T18">Club </text:span></text:p>
            <text:p text:style-name="P24"> </text:p>
          </table:table-cell>
        </table:table-row>
        <text:soft-page-break/>
        <table:table-row>
          <table:table-cell table:style-name="Table6.A1" office:value-type="string">
            <text:p text:style-name="P25">Classe avec membres et méthodes statiques</text:p>
          </table:table-cell>
          <table:table-cell table:style-name="Table6.A1" office:value-type="string">
            <text:p text:style-name="P30"><text:span text:style-name="T26">public</text:span><text:span text:style-name="T2"> </text:span><text:span text:style-name="T26">class</text:span><text:span text:style-name="T2"> </text:span><text:span text:style-name="T18">Outil</text:span></text:p>
            <text:p text:style-name="P24"> </text:p>
          </table:table-cell>
        </table:table-row>
        <table:table-row>
          <table:table-cell table:style-name="Table6.A1" office:value-type="string">
            <text:p text:style-name="P25">Classe abstraite et méthode abstraite</text:p>
          </table:table-cell>
          <table:table-cell table:style-name="Table6.A1" office:value-type="string">
            <text:p text:style-name="P30"><text:span text:style-name="T26">public</text:span><text:span text:style-name="T2"> </text:span><text:span text:style-name="T26">abstract</text:span><text:span text:style-name="T2"> </text:span><text:span text:style-name="T26">class</text:span><text:span text:style-name="T2"> </text:span><text:span text:style-name="T18">Personne</text:span></text:p>
            <text:p text:style-name="P24"> </text:p>
          </table:table-cell>
        </table:table-row>
        <table:table-row>
          <table:table-cell table:style-name="Table6.A1" office:value-type="string">
            <text:p text:style-name="P25">Interface</text:p>
          </table:table-cell>
          <table:table-cell table:style-name="Table6.A1" office:value-type="string">
            <text:p text:style-name="P30"><text:span text:style-name="T26">public</text:span><text:span text:style-name="T2"> </text:span><text:span text:style-name="T26">interface</text:span><text:span text:style-name="T2"> </text:span><text:span text:style-name="T18">Declinable</text:span></text:p>
            <text:p text:style-name="P24"> </text:p>
          </table:table-cell>
        </table:table-row>
        <table:table-row>
          <table:table-cell table:style-name="Table6.A1" office:value-type="string">
            <text:p text:style-name="P25">Classe avec un constructeur par copie ou clone()</text:p>
          </table:table-cell>
          <table:table-cell table:style-name="Table6.A1" office:value-type="string">
            <text:p text:style-name="P30"><text:span text:style-name="T26">public</text:span><text:span text:style-name="T2"> </text:span><text:span text:style-name="T26">class</text:span><text:span text:style-name="T2"> </text:span><text:span text:style-name="T18">Joueur </text:span><text:span text:style-name="T26">extends</text:span><text:span text:style-name="T2"> </text:span><text:span text:style-name="T18">Personne </text:span><text:span text:style-name="T26">implements</text:span><text:span text:style-name="T2"> </text:span><text:span text:style-name="T18">Declinable</text:span></text:p>
            <text:p text:style-name="P30"><text:span text:style-name="T26">public</text:span><text:span text:style-name="T2"> </text:span><text:span text:style-name="T26">class</text:span><text:span text:style-name="T2"> </text:span><text:span text:style-name="T18">Remplacant </text:span><text:span text:style-name="T26">extends</text:span><text:span text:style-name="T2"> </text:span><text:span text:style-name="T18">Joueur</text:span></text:p>
            <text:p text:style-name="P29"> </text:p>
            <text:p text:style-name="P29"> </text:p>
            <text:p text:style-name="P24"> </text:p>
          </table:table-cell>
        </table:table-row>
        <table:table-row>
          <table:table-cell table:style-name="Table6.A1" office:value-type="string">
            <text:p text:style-name="P25">Définition de classe étendant Exception</text:p>
          </table:table-cell>
          <table:table-cell table:style-name="Table6.A1" office:value-type="string">
            <text:p text:style-name="P30"><text:span text:style-name="T26">public</text:span><text:span text:style-name="T2"> </text:span><text:span text:style-name="T26">class</text:span><text:span text:style-name="T2"> </text:span><text:span text:style-name="T18">DepassementPlafondSalaireException </text:span><text:span text:style-name="T26">extends</text:span><text:span text:style-name="T2"> </text:span><text:span text:style-name="T18">Exception</text:span></text:p>
            <text:p text:style-name="P24"> </text:p>
          </table:table-cell>
        </table:table-row>
        <table:table-row>
          <table:table-cell table:style-name="Table6.A1" office:value-type="string">
            <text:p text:style-name="P25">Gestion des exceptions</text:p>
          </table:table-cell>
          <table:table-cell table:style-name="Table6.A1" office:value-type="string">
            <text:p text:style-name="P30"><text:span text:style-name="T26">public</text:span><text:span text:style-name="T2"> </text:span><text:span text:style-name="T26">class</text:span><text:span text:style-name="T2"> </text:span><text:span text:style-name="T18">Club</text:span></text:p>
            <text:p text:style-name="P30"><text:span text:style-name="T26">public</text:span><text:span text:style-name="T2"> </text:span><text:span text:style-name="T26">class</text:span><text:span text:style-name="T2"> </text:span><text:span text:style-name="T18">Main</text:span></text:p>
            <text:p text:style-name="P24"> </text:p>
          </table:table-cell>
        </table:table-row>
        <table:table-row>
          <table:table-cell table:style-name="Table6.A1" office:value-type="string">
            <text:p text:style-name="P25">Utilisation du pattern singleton</text:p>
          </table:table-cell>
          <table:table-cell table:style-name="Table6.A1" office:value-type="string">
            <text:p text:style-name="P30"><text:span text:style-name="T26">public</text:span><text:span text:style-name="T2"> </text:span><text:span text:style-name="T26">final</text:span><text:span text:style-name="T2"> </text:span><text:span text:style-name="T26">class</text:span><text:span text:style-name="T2"> </text:span><text:span text:style-name="T18">Match</text:span></text:p>
            <text:p text:style-name="P24"> </text:p>
          </table:table-cell>
        </table:table-row>
      </table:table>
      <text:p text:style-name="Text_20_body"><text:soft-page-break/> </text:p>
      <table:table table:name="Table7" table:style-name="Table7">
        <table:table-column table:style-name="Table7.A"/>
        <table:table-row>
          <table:table-cell table:style-name="Table7.A1" office:value-type="string">
            <text:p text:style-name="P31"><text:span text:style-name="T15">Présentation de votre projet (max. 2 pages) :</text:span><text:span text:style-name="T2"> </text:span><text:span text:style-name="T15">texte libre expliquant en quoi consiste votre projet.</text:span></text:p>
          </table:table-cell>
        </table:table-row>
        <table:table-row>
          <table:table-cell table:style-name="Table7.A1" office:value-type="string">
            <text:p text:style-name="P27">Notre projet consiste à simuler le fonctionnement d’un club de foot sur plusieurs années. En fin de chaque année nous allons voir les différentes caractéristiques de notre club. Tout d’abord notre club est composé de personnes, ces personnes peuvent être des joueurs, des remplaçants, un manager et un coach. Chaque personne a un nom et un salaire. </text:p>
            <text:p text:style-name="P24"> </text:p>
            <text:p text:style-name="P27">Les joueurs et les remplaçants sont au cœur de notre simulation, ces derniers possèdent une capacité et leur salaire dépend de leur capacité : plus leurs capacités sont élevées, plus ils méritent un salaire haut.  Ensuite, leur salaire est renouvelé en fonction de leur contrat (par défaut 4 ans), lorsque leur contrat est fini, nous redéfinissons leur salaire en fonction de leur capacité. Les remplaçants ont des capacités plus basses que les joueurs principaux, et leur ratio capacité /salaire est également plus bas. </text:p>
            <text:p text:style-name="P24"> </text:p>
            <text:p text:style-name="P27">Or, notre club, pour toujours rester dans un statut de bénéfice, a décidé de mettre en place un plafond de salaire. En effet, si la somme des salaires des Personnes dépasse ce plafond, notre club va être en perte, ce n’est pas ce qu’on veut, donc dans ce cas nous levons une exception, et enlevons le joueur qui demande le plus grand salaire. Pour que l’équipe de joueurs reste toujours une équipe de 11 personnes, nous remontons le meilleur remplaçant (en termes de capacité), le faisons devenir joueur principal, et nous recrutons un nouveau remplaçant (généré aléatoirement). </text:p>
            <text:p text:style-name="P24"> </text:p>
            <text:p text:style-name="P27">Ensuite, chaque année, notre club participe à des Match (par défaut 80 par an). À chaque Match gagné le club fait un certain nombre de bénéfices et les capacités des joueurs vont augmenter en fonction du nombre de matchs gagnés et perdus à la fin de l’année (une fois les matchs passés). De plus, le coach va avoir une influence sur l’augmentation des capacités des joueurs, et le manager une influence sur le bénéfice pour le club pour chaque Match. </text:p>
            <text:p text:style-name="P24"> </text:p>
            <text:p text:style-name="P27">La capacité des joueurs et des remplaçants, lorsqu'ils dépassent un certain seuil d'âge, va commencer à diminuer, et quand l’âge dépasse un autre seuil, ce joueur va être renvoyé.  </text:p>
            <text:p text:style-name="P24"> </text:p>
            <text:p text:style-name="P24"> </text:p>
            <text:p text:style-name="P27">A la fin de chaque année, les données vont être affichées, et le nombre d’années de simulation est défini par une constante année max.</text:p>
            <text:p text:style-name="P24"> </text:p>
            <text:p text:style-name="P24"> </text:p>
            <text:p text:style-name="P28">PS : pour mieux voir le fonctionnement du code, vous pouvez modifier les données statiques qui <text:soft-page-break/>servent de coefficient ou de bornes.</text:p>
            <text:p text:style-name="P24"> </text:p>
          </table:table-cell>
        </table:table-row>
      </table:table>
      <text:p text:style-name="Text_20_body"> </text:p>
      <table:table table:name="Table8" table:style-name="Table8">
        <table:table-column table:style-name="Table8.A"/>
        <table:table-row>
          <table:table-cell table:style-name="Table8.A1" office:value-type="string">
            <text:p text:style-name="P26">Copier / coller vos classes et interfaces à partir d'ici :</text:p>
            <text:p text:style-name="P33"><text:span text:style-name="T27">import</text:span><text:span text:style-name="T28"> </text:span><text:span text:style-name="T27">java.util.ArrayList;</text:span></text:p>
            <text:p text:style-name="P34"> </text:p>
            <text:p text:style-name="P36">/**</text:p>
            <text:p text:style-name="P36">* un Club est une unite qui regroupe tous les elements</text:p>
            <text:p text:style-name="P36">* il gere le personnel, prepare au match et ses elements changent selon le resultat</text:p>
            <text:p text:style-name="P36">*/</text:p>
            <text:p text:style-name="P33"><text:span text:style-name="T27">public</text:span><text:span text:style-name="T28"> </text:span><text:span text:style-name="T27">class</text:span><text:span text:style-name="T28"> </text:span><text:span text:style-name="T27">Club</text:span><text:span text:style-name="T28"> </text:span><text:span text:style-name="T27">{</text:span></text:p>
            <text:p text:style-name="P33"><text:span text:style-name="T27">private</text:span><text:span text:style-name="T28"> </text:span><text:span text:style-name="T27">Manager</text:span><text:span text:style-name="T28"> </text:span><text:span text:style-name="T27">manager;</text:span></text:p>
            <text:p text:style-name="P33"><text:span text:style-name="T27">private</text:span><text:span text:style-name="T28"> </text:span><text:span text:style-name="T27">Coach</text:span><text:span text:style-name="T28"> </text:span><text:span text:style-name="T27">coach;</text:span></text:p>
            <text:p text:style-name="P33"><text:span text:style-name="T27">private</text:span><text:span text:style-name="T28"> </text:span><text:span text:style-name="T27">ArrayList&lt;Joueur&gt; joueurs;</text:span></text:p>
            <text:p text:style-name="P33"><text:span text:style-name="T27">private</text:span><text:span text:style-name="T28"> </text:span><text:span text:style-name="T27">ArrayList&lt;Remplacant&gt; remplacants;</text:span></text:p>
            <text:p text:style-name="P33"><text:span text:style-name="T27">private</text:span><text:span text:style-name="T28"> </text:span><text:span text:style-name="T27">Match</text:span><text:span text:style-name="T28"> </text:span><text:span text:style-name="T27">match;</text:span></text:p>
            <text:p text:style-name="P32"> </text:p>
            <text:p text:style-name="P33"><text:span text:style-name="T27">private</text:span><text:span text:style-name="T28"> </text:span><text:span text:style-name="T27">static</text:span><text:span text:style-name="T28"> </text:span><text:span text:style-name="T27">int</text:span><text:span text:style-name="T28"> </text:span><text:span text:style-name="T27">annee</text:span><text:span text:style-name="T28"> </text:span><text:span text:style-name="T27">= 0;</text:span></text:p>
            <text:p text:style-name="P32"> </text:p>
            <text:p text:style-name="P36">// des valeurs par defaut</text:p>
            <text:p text:style-name="P33"><text:span text:style-name="T27">private</text:span><text:span text:style-name="T28"> </text:span><text:span text:style-name="T27">static</text:span><text:span text:style-name="T28"> </text:span><text:span text:style-name="T27">int</text:span><text:span text:style-name="T28"> </text:span><text:span text:style-name="T27">nombreJoueurMax</text:span><text:span text:style-name="T28"> </text:span><text:span text:style-name="T27">= 11;</text:span></text:p>
            <text:p text:style-name="P33"><text:span text:style-name="T27">private</text:span><text:span text:style-name="T28"> </text:span><text:span text:style-name="T27">static</text:span><text:span text:style-name="T28"> </text:span><text:span text:style-name="T27">int</text:span><text:span text:style-name="T28"> </text:span><text:span text:style-name="T27">nombreRemplacantMax</text:span><text:span text:style-name="T28"> </text:span><text:span text:style-name="T27">= 7;</text:span></text:p>
            <text:p text:style-name="P33"><text:span text:style-name="T27">private</text:span><text:span text:style-name="T28"> </text:span><text:span text:style-name="T27">static</text:span><text:span text:style-name="T28"> </text:span><text:span text:style-name="T27">double</text:span><text:span text:style-name="T28"> </text:span><text:span text:style-name="T27">plafondSalaire</text:span><text:span text:style-name="T28"> </text:span><text:span text:style-name="T27">= 1000;</text:span></text:p>
            <text:p text:style-name="P33"><text:span text:style-name="T27">private</text:span><text:span text:style-name="T28"> </text:span><text:span text:style-name="T27">static</text:span><text:span text:style-name="T28"> </text:span><text:span text:style-name="T27">int</text:span><text:span text:style-name="T28"> </text:span><text:span text:style-name="T27">anneeMax</text:span><text:span text:style-name="T28"> </text:span><text:span text:style-name="T27">= 15; // le nombre max d'annee pour evoluer</text:span></text:p>
            <text:p text:style-name="P33"><text:soft-page-break/><text:span text:style-name="T27">private</text:span><text:span text:style-name="T28"> </text:span><text:span text:style-name="T27">static</text:span><text:span text:style-name="T28"> </text:span><text:span text:style-name="T27">double</text:span><text:span text:style-name="T28"> </text:span><text:span text:style-name="T27">benefice; </text:span></text:p>
            <text:p text:style-name="P32"> </text:p>
            <text:p text:style-name="P36">/**</text:p>
            <text:p text:style-name="P36">* constructeur avec des param specifiees</text:p>
            <text:p text:style-name="P33"><text:span text:style-name="T27">* @param</text:span><text:span text:style-name="T28"> </text:span><text:span text:style-name="T27">manager</text:span></text:p>
            <text:p text:style-name="P33"><text:span text:style-name="T27">* @param</text:span><text:span text:style-name="T28"> </text:span><text:span text:style-name="T27">coach</text:span></text:p>
            <text:p text:style-name="P33"><text:span text:style-name="T27">* @param</text:span><text:span text:style-name="T28"> </text:span><text:span text:style-name="T27">joueurs</text:span></text:p>
            <text:p text:style-name="P33"><text:span text:style-name="T27">* @param</text:span><text:span text:style-name="T28"> </text:span><text:span text:style-name="T27">remplacants</text:span></text:p>
            <text:p text:style-name="P33"><text:span text:style-name="T27">* @param</text:span><text:span text:style-name="T28"> </text:span><text:span text:style-name="T27">match</text:span></text:p>
            <text:p text:style-name="P36">*/</text:p>
            <text:p text:style-name="P33"><text:span text:style-name="T27">public</text:span><text:span text:style-name="T28"> </text:span><text:span text:style-name="T27">Club(Manager</text:span><text:span text:style-name="T28"> </text:span><text:span text:style-name="T27">manager, Coach</text:span><text:span text:style-name="T28"> </text:span><text:span text:style-name="T27">coach, ArrayList&lt;Joueur&gt; joueurs, ArrayList&lt;Remplacant&gt; remplacants,</text:span></text:p>
            <text:p text:style-name="P33"><text:span text:style-name="T27">Match</text:span><text:span text:style-name="T28"> </text:span><text:span text:style-name="T27">match) {</text:span></text:p>
            <text:p text:style-name="P33"><text:span text:style-name="T27">this.manager</text:span><text:span text:style-name="T28"> </text:span><text:span text:style-name="T27">= manager;</text:span></text:p>
            <text:p text:style-name="P33"><text:span text:style-name="T27">this.coach</text:span><text:span text:style-name="T28"> </text:span><text:span text:style-name="T27">= coach;</text:span></text:p>
            <text:p text:style-name="P33"><text:span text:style-name="T27">this.joueurs</text:span><text:span text:style-name="T28"> </text:span><text:span text:style-name="T27">= joueurs;</text:span></text:p>
            <text:p text:style-name="P33"><text:span text:style-name="T27">this.remplacants</text:span><text:span text:style-name="T28"> </text:span><text:span text:style-name="T27">= remplacants;</text:span></text:p>
            <text:p text:style-name="P33"><text:span text:style-name="T27">this.match</text:span><text:span text:style-name="T28"> </text:span><text:span text:style-name="T27">= match;</text:span></text:p>
            <text:p text:style-name="P36">}</text:p>
            <text:p text:style-name="P32"> </text:p>
            <text:p text:style-name="P36">/**</text:p>
            <text:p text:style-name="P36">* constructeur par defaut</text:p>
            <text:p text:style-name="P36">*/</text:p>
            <text:p text:style-name="P33"><text:span text:style-name="T27">public</text:span><text:span text:style-name="T28"> </text:span><text:span text:style-name="T27">Club(){</text:span></text:p>
            <text:p text:style-name="P33"><text:span text:style-name="T27">this.manager</text:span><text:span text:style-name="T28"> </text:span><text:span text:style-name="T27">= new</text:span><text:span text:style-name="T28"> </text:span><text:span text:style-name="T27">Manager();</text:span></text:p>
            <text:p text:style-name="P33"><text:soft-page-break/><text:span text:style-name="T27">this.coach</text:span><text:span text:style-name="T28"> </text:span><text:span text:style-name="T27">= new</text:span><text:span text:style-name="T28"> </text:span><text:span text:style-name="T27">Coach();</text:span></text:p>
            <text:p text:style-name="P33"><text:span text:style-name="T27">this.joueurs</text:span><text:span text:style-name="T28"> </text:span><text:span text:style-name="T27">= new</text:span><text:span text:style-name="T28"> </text:span><text:span text:style-name="T27">ArrayList&lt;Joueur&gt;();</text:span></text:p>
            <text:p text:style-name="P33"><text:span text:style-name="T27">this.remplacants</text:span><text:span text:style-name="T28"> </text:span><text:span text:style-name="T27">= new</text:span><text:span text:style-name="T28"> </text:span><text:span text:style-name="T27">ArrayList&lt;Remplacant&gt;();</text:span></text:p>
            <text:p text:style-name="P33"><text:span text:style-name="T27">this.match</text:span><text:span text:style-name="T28"> </text:span><text:span text:style-name="T27">= Match.getMatch(0);</text:span></text:p>
            <text:p text:style-name="P36">}</text:p>
            <text:p text:style-name="P32"> </text:p>
            <text:p text:style-name="P36">/**</text:p>
            <text:p text:style-name="P36">* renvoyer les Joueurs et Remplacants de plus de 35 ans en les supprimant</text:p>
            <text:p text:style-name="P36">*/</text:p>
            <text:p text:style-name="P33"><text:span text:style-name="T27">public</text:span><text:span text:style-name="T28"> </text:span><text:span text:style-name="T27">void</text:span><text:span text:style-name="T28"> </text:span><text:span text:style-name="T27">renvoyer() {</text:span></text:p>
            <text:p text:style-name="P33"><text:span text:style-name="T27">for(int</text:span><text:span text:style-name="T28"> </text:span><text:span text:style-name="T27">i</text:span><text:span text:style-name="T28"> </text:span><text:span text:style-name="T27">= 0; i</text:span><text:span text:style-name="T28"> </text:span><text:span text:style-name="T27">&lt; joueurs.size(); i++){</text:span></text:p>
            <text:p text:style-name="P33"><text:span text:style-name="T27">Joueur</text:span><text:span text:style-name="T28"> </text:span><text:span text:style-name="T27">j</text:span><text:span text:style-name="T28"> </text:span><text:span text:style-name="T27">= joueurs.get(i);</text:span></text:p>
            <text:p text:style-name="P33"><text:span text:style-name="T27">if(j.getAge() &gt;= 38){</text:span></text:p>
            <text:p text:style-name="P33"><text:span text:style-name="T27">joueurs.remove(j);</text:span></text:p>
            <text:p text:style-name="P33"><text:span text:style-name="T27">System.out.println(j</text:span><text:span text:style-name="T28"> </text:span><text:span text:style-name="T27">+ " est renvoye");</text:span></text:p>
            <text:p text:style-name="P33"><text:span text:style-name="T27">i</text:span><text:span text:style-name="T28"> </text:span><text:span text:style-name="T27">-= 1;</text:span></text:p>
            <text:p text:style-name="P36">}</text:p>
            <text:p text:style-name="P36">}</text:p>
            <text:p text:style-name="P33"><text:span text:style-name="T27">for(int</text:span><text:span text:style-name="T28"> </text:span><text:span text:style-name="T27">i</text:span><text:span text:style-name="T28"> </text:span><text:span text:style-name="T27">= 0; i</text:span><text:span text:style-name="T28"> </text:span><text:span text:style-name="T27">&lt; remplacants.size(); i++){</text:span></text:p>
            <text:p text:style-name="P33"><text:span text:style-name="T27">Remplacant</text:span><text:span text:style-name="T28"> </text:span><text:span text:style-name="T27">r</text:span><text:span text:style-name="T28"> </text:span><text:span text:style-name="T27">= remplacants.get(i);</text:span></text:p>
            <text:p text:style-name="P33"><text:span text:style-name="T27">if(r.getAge() &gt;= 34){</text:span></text:p>
            <text:p text:style-name="P33"><text:span text:style-name="T27">remplacants.remove(r);</text:span></text:p>
            <text:p text:style-name="P33"><text:span text:style-name="T27">System.out.println(r</text:span><text:span text:style-name="T28"> </text:span><text:span text:style-name="T27">+ " est renvoye");</text:span></text:p>
            <text:p text:style-name="P33"><text:span text:style-name="T27">i</text:span><text:span text:style-name="T28"> </text:span><text:span text:style-name="T27">-= 1;</text:span></text:p>
            <text:p text:style-name="P36"><text:soft-page-break/>}</text:p>
            <text:p text:style-name="P36">}</text:p>
            <text:p text:style-name="P36">}</text:p>
            <text:p text:style-name="P32"> </text:p>
            <text:p text:style-name="P36">/***</text:p>
            <text:p text:style-name="P36">* avant la promotion, verifie si le salaire total est plus grand que le plafondSalaire</text:p>
            <text:p text:style-name="P36">* Si oui, throw new DepassementBudgetException</text:p>
            <text:p text:style-name="P36">* sinon, continue</text:p>
            <text:p text:style-name="P33"><text:span text:style-name="T27">* @return</text:span></text:p>
            <text:p text:style-name="P33"><text:span text:style-name="T27">* @throws</text:span><text:span text:style-name="T28"> </text:span><text:span text:style-name="T27">DepassementPlafondSalaireException</text:span></text:p>
            <text:p text:style-name="P36">*/</text:p>
            <text:p text:style-name="P33"><text:span text:style-name="T27">public</text:span><text:span text:style-name="T28"> </text:span><text:span text:style-name="T27">boolean</text:span><text:span text:style-name="T28"> </text:span><text:span text:style-name="T27">budget() throws</text:span><text:span text:style-name="T28"> </text:span><text:span text:style-name="T27">DepassementPlafondSalaireException{</text:span></text:p>
            <text:p text:style-name="P36">// a finir</text:p>
            <text:p text:style-name="P33"><text:span text:style-name="T27">double</text:span><text:span text:style-name="T28"> </text:span><text:span text:style-name="T27">sumsalaire</text:span><text:span text:style-name="T28"> </text:span><text:span text:style-name="T27">= manager.salaire</text:span><text:span text:style-name="T28"> </text:span><text:span text:style-name="T27">+ coach.salaire; </text:span></text:p>
            <text:p text:style-name="P33"><text:span text:style-name="T27">for(Joueur</text:span><text:span text:style-name="T28"> </text:span><text:span text:style-name="T27">j</text:span><text:span text:style-name="T28"> </text:span><text:span text:style-name="T27">:</text:span><text:span text:style-name="T28"> </text:span><text:span text:style-name="T27">joueurs){</text:span></text:p>
            <text:p text:style-name="P33"><text:span text:style-name="T27">sumsalaire</text:span><text:span text:style-name="T28"> </text:span><text:span text:style-name="T27">+= j.salaire;</text:span></text:p>
            <text:p text:style-name="P36">}</text:p>
            <text:p text:style-name="P33"><text:span text:style-name="T27">for(Remplacant</text:span><text:span text:style-name="T28"> </text:span><text:span text:style-name="T27">r</text:span><text:span text:style-name="T28"> </text:span><text:span text:style-name="T27">:</text:span><text:span text:style-name="T28"> </text:span><text:span text:style-name="T27">remplacants)</text:span></text:p>
            <text:p text:style-name="P36">{</text:p>
            <text:p text:style-name="P33"><text:span text:style-name="T27">sumsalaire</text:span><text:span text:style-name="T28"> </text:span><text:span text:style-name="T27">+= r.salaire;</text:span></text:p>
            <text:p text:style-name="P36">}</text:p>
            <text:p text:style-name="P33"><text:span text:style-name="T27">if(remplacants.size() == 0){</text:span></text:p>
            <text:p text:style-name="P33"><text:span text:style-name="T27">recrutement();</text:span></text:p>
            <text:p text:style-name="P36">}</text:p>
            <text:p text:style-name="P33"><text:soft-page-break/><text:span text:style-name="T27">sumsalaire</text:span><text:span text:style-name="T28"> </text:span><text:span text:style-name="T27">+= new</text:span><text:span text:style-name="T28"> </text:span><text:span text:style-name="T27">Joueur(Outil.remplacantLePlusCapable(remplacants)).getSalaire();</text:span></text:p>
            <text:p text:style-name="P33"><text:span text:style-name="T27">if(sumsalaire</text:span><text:span text:style-name="T28"> </text:span><text:span text:style-name="T27">&lt;= plafondSalaire){</text:span></text:p>
            <text:p text:style-name="P33"><text:span text:style-name="T27">return</text:span><text:span text:style-name="T28"> </text:span><text:span text:style-name="T27">true;</text:span></text:p>
            <text:p text:style-name="P33"><text:span text:style-name="T27">}else{</text:span></text:p>
            <text:p text:style-name="P33"><text:span text:style-name="T27">throw</text:span><text:span text:style-name="T28"> </text:span><text:span text:style-name="T27">new</text:span><text:span text:style-name="T28"> </text:span><text:span text:style-name="T27">DepassementPlafondSalaireException("Le salaire depasse le plafond.");</text:span></text:p>
            <text:p text:style-name="P36">}</text:p>
            <text:p text:style-name="P36">}</text:p>
            <text:p text:style-name="P32"> </text:p>
            <text:p text:style-name="P36">/**</text:p>
            <text:p text:style-name="P36">* enlever Le joueur le plus capable de la ArrayList&lt;Joueur&gt;</text:p>
            <text:p text:style-name="P36">* pour diminuer le salaire total</text:p>
            <text:p text:style-name="P36">*/</text:p>
            <text:p text:style-name="P33"><text:span text:style-name="T27">public</text:span><text:span text:style-name="T28"> </text:span><text:span text:style-name="T27">void</text:span><text:span text:style-name="T28"> </text:span><text:span text:style-name="T27">enleverJoueurLePlusCapable(){</text:span></text:p>
            <text:p text:style-name="P33"><text:span text:style-name="T27">Joueur</text:span><text:span text:style-name="T28"> </text:span><text:span text:style-name="T27">capmax</text:span><text:span text:style-name="T28"> </text:span><text:span text:style-name="T27">= Outil.joueurLePlusCapable(joueurs);</text:span></text:p>
            <text:p text:style-name="P33"><text:span text:style-name="T27">System.out.println("le joueur : "</text:span><text:span text:style-name="T28"> </text:span><text:span text:style-name="T27">+ capmax.nom+ " de capacite : "</text:span><text:span text:style-name="T28"> </text:span><text:span text:style-name="T27">+ capmax.capacite</text:span><text:span text:style-name="T28"> </text:span><text:span text:style-name="T27">+ "est enlevee");</text:span></text:p>
            <text:p text:style-name="P33"><text:span text:style-name="T27">joueurs.remove(capmax);</text:span></text:p>
            <text:p text:style-name="P36">}</text:p>
            <text:p text:style-name="P32"> </text:p>
            <text:p text:style-name="P36">/**</text:p>
            <text:p text:style-name="P36">* renouveler le contrat pour toute l'equipe</text:p>
            <text:p text:style-name="P36">*/</text:p>
            <text:p text:style-name="P33"><text:span text:style-name="T27">public</text:span><text:span text:style-name="T28"> </text:span><text:span text:style-name="T27">void</text:span><text:span text:style-name="T28"> </text:span><text:span text:style-name="T27">renouvelerContrat() {</text:span></text:p>
            <text:p text:style-name="P33"><text:span text:style-name="T27">for</text:span><text:span text:style-name="T28"> </text:span><text:span text:style-name="T27">(Joueur</text:span><text:span text:style-name="T28"> </text:span><text:span text:style-name="T27">joueur</text:span><text:span text:style-name="T28"> </text:span><text:span text:style-name="T27">:</text:span><text:span text:style-name="T28"> </text:span><text:span text:style-name="T27">joueurs) {</text:span></text:p>
            <text:p text:style-name="P33"><text:span text:style-name="T27">if(joueur.getContrat() == 0)</text:span></text:p>
            <text:p text:style-name="P33"><text:soft-page-break/><text:span text:style-name="T27">joueur.setContrat(Joueur.getContratDefaut());</text:span></text:p>
            <text:p text:style-name="P36">}</text:p>
            <text:p text:style-name="P33"><text:span text:style-name="T27">for</text:span><text:span text:style-name="T28"> </text:span><text:span text:style-name="T27">(Remplacant</text:span><text:span text:style-name="T28"> </text:span><text:span text:style-name="T27">remplacant</text:span><text:span text:style-name="T28"> </text:span><text:span text:style-name="T27">:</text:span><text:span text:style-name="T28"> </text:span><text:span text:style-name="T27">remplacants) {</text:span></text:p>
            <text:p text:style-name="P33"><text:span text:style-name="T27">if(remplacant.getContrat() == 0)</text:span></text:p>
            <text:p text:style-name="P33"><text:span text:style-name="T27">remplacant.setContrat(Remplacant.getContratDefaut());</text:span></text:p>
            <text:p text:style-name="P36">}</text:p>
            <text:p text:style-name="P36">}</text:p>
            <text:p text:style-name="P35"/>
            <text:p text:style-name="P36">/**</text:p>
            <text:p text:style-name="P36">* trouve un joueur dans la liste de remplacants en le nommant joueur principal</text:p>
            <text:p text:style-name="P36">* on peut créer des listes temporaires</text:p>
            <text:p text:style-name="P36">*/</text:p>
            <text:p text:style-name="P33"><text:span text:style-name="T27">public</text:span><text:span text:style-name="T28"> </text:span><text:span text:style-name="T27">void</text:span><text:span text:style-name="T28"> </text:span><text:span text:style-name="T27">promotion(){</text:span></text:p>
            <text:p text:style-name="P33"><text:span text:style-name="T27">if(remplacants.size() == 0){</text:span></text:p>
            <text:p text:style-name="P33"><text:span text:style-name="T27">recrutement();</text:span></text:p>
            <text:p text:style-name="P36">}</text:p>
            <text:p text:style-name="P33"><text:span text:style-name="T27">Remplacant</text:span><text:span text:style-name="T28"> </text:span><text:span text:style-name="T27">capmax</text:span><text:span text:style-name="T28"> </text:span><text:span text:style-name="T27">= remplacants.get(0);</text:span></text:p>
            <text:p text:style-name="P33"><text:span text:style-name="T27">for(Remplacant</text:span><text:span text:style-name="T28"> </text:span><text:span text:style-name="T27">r</text:span><text:span text:style-name="T28"> </text:span><text:span text:style-name="T27">:</text:span><text:span text:style-name="T28"> </text:span><text:span text:style-name="T27">remplacants){</text:span></text:p>
            <text:p text:style-name="P33"><text:span text:style-name="T27">if</text:span><text:span text:style-name="T28"> </text:span><text:span text:style-name="T27">(capmax.capacite</text:span><text:span text:style-name="T28"> </text:span><text:span text:style-name="T27">&lt; r.capacite) {</text:span></text:p>
            <text:p text:style-name="P33"><text:span text:style-name="T27">capmax</text:span><text:span text:style-name="T28"> </text:span><text:span text:style-name="T27">= r;</text:span></text:p>
            <text:p text:style-name="P36">}</text:p>
            <text:p text:style-name="P36">}</text:p>
            <text:p text:style-name="P33"><text:span text:style-name="T27">joueurs.add(new</text:span><text:span text:style-name="T28"> </text:span><text:span text:style-name="T27">Joueur(capmax));</text:span></text:p>
            <text:p text:style-name="P33"><text:span text:style-name="T27">System.out.println(capmax</text:span><text:span text:style-name="T28"> </text:span><text:span text:style-name="T27">+ " obtient une promotion.");</text:span></text:p>
            <text:p text:style-name="P33"><text:soft-page-break/><text:span text:style-name="T27">remplacants.remove(capmax);</text:span></text:p>
            <text:p text:style-name="P36">}</text:p>
            <text:p text:style-name="P32"> </text:p>
            <text:p text:style-name="P36">/**</text:p>
            <text:p text:style-name="P36">* faire decliner tous les joueurs et remplacants</text:p>
            <text:p text:style-name="P36">* incrementation d'age et eventuellement diminer la capacite</text:p>
            <text:p text:style-name="P36">*/</text:p>
            <text:p text:style-name="P33"><text:span text:style-name="T27">public</text:span><text:span text:style-name="T28"> </text:span><text:span text:style-name="T27">void</text:span><text:span text:style-name="T28"> </text:span><text:span text:style-name="T27">decliner() {</text:span></text:p>
            <text:p text:style-name="P33"><text:span text:style-name="T27">for</text:span><text:span text:style-name="T28"> </text:span><text:span text:style-name="T27">(Joueur</text:span><text:span text:style-name="T28"> </text:span><text:span text:style-name="T27">joueur</text:span><text:span text:style-name="T28"> </text:span><text:span text:style-name="T27">:</text:span><text:span text:style-name="T28"> </text:span><text:span text:style-name="T27">joueurs) {</text:span></text:p>
            <text:p text:style-name="P33"><text:span text:style-name="T27">joueur.decliner();</text:span></text:p>
            <text:p text:style-name="P36">}</text:p>
            <text:p text:style-name="P33"><text:span text:style-name="T27">for</text:span><text:span text:style-name="T28"> </text:span><text:span text:style-name="T27">(Remplacant</text:span><text:span text:style-name="T28"> </text:span><text:span text:style-name="T27">remplacant</text:span><text:span text:style-name="T28"> </text:span><text:span text:style-name="T27">:</text:span><text:span text:style-name="T28"> </text:span><text:span text:style-name="T27">remplacants) {</text:span></text:p>
            <text:p text:style-name="P33"><text:span text:style-name="T27">remplacant.decliner();</text:span></text:p>
            <text:p text:style-name="P36">}</text:p>
            <text:p text:style-name="P36">}</text:p>
            <text:p text:style-name="P32"> </text:p>
            <text:p text:style-name="P36">/***</text:p>
            <text:p text:style-name="P36">*completer la liste de remplacants</text:p>
            <text:p text:style-name="P36">*/</text:p>
            <text:p text:style-name="P33"><text:span text:style-name="T27">public</text:span><text:span text:style-name="T28"> </text:span><text:span text:style-name="T27">void</text:span><text:span text:style-name="T28"> </text:span><text:span text:style-name="T27">recrutement(){</text:span></text:p>
            <text:p text:style-name="P33"><text:span text:style-name="T27">while(remplacants.size() &lt; nombreRemplacantMax){</text:span></text:p>
            <text:p text:style-name="P33"><text:span text:style-name="T27">remplacants.add(new</text:span><text:span text:style-name="T28"> </text:span><text:span text:style-name="T27">Remplacant()); //ajouter le joueur recruté</text:span></text:p>
            <text:p text:style-name="P36">}</text:p>
            <text:p text:style-name="P36">}</text:p>
            <text:p text:style-name="P36"><text:soft-page-break/>/**</text:p>
            <text:p text:style-name="P36">* renvoie les joueur : age &gt; 30</text:p>
            <text:p text:style-name="P36">* promotion</text:p>
            <text:p text:style-name="P36">* renouveler les contrats</text:p>
            <text:p text:style-name="P36">* recrutement des remplacants</text:p>
            <text:p text:style-name="P36">*/</text:p>
            <text:p text:style-name="P33"><text:span text:style-name="T27">public</text:span><text:span text:style-name="T28"> </text:span><text:span text:style-name="T27">void</text:span><text:span text:style-name="T28"> </text:span><text:span text:style-name="T27">mettreAJour(){</text:span></text:p>
            <text:p text:style-name="P33"><text:span text:style-name="T27">decliner();</text:span></text:p>
            <text:p text:style-name="P33"><text:span text:style-name="T27">renvoyer();</text:span></text:p>
            <text:p text:style-name="P33"><text:span text:style-name="T27">renouvelerContrat();</text:span></text:p>
            <text:p text:style-name="P33"><text:span text:style-name="T27">while(joueurs.size() &lt; nombreJoueurMax){</text:span></text:p>
            <text:p text:style-name="P33"><text:span text:style-name="T27">try</text:span><text:span text:style-name="T28"> </text:span><text:span text:style-name="T27">{</text:span></text:p>
            <text:p text:style-name="P33"><text:span text:style-name="T27">if</text:span><text:span text:style-name="T28"> </text:span><text:span text:style-name="T27">(budget()) {</text:span></text:p>
            <text:p text:style-name="P33"><text:span text:style-name="T27">promotion();</text:span></text:p>
            <text:p text:style-name="P36">}</text:p>
            <text:p text:style-name="P33"><text:span text:style-name="T27">} catch</text:span><text:span text:style-name="T28"> </text:span><text:span text:style-name="T27">(DepassementPlafondSalaireException</text:span><text:span text:style-name="T28"> </text:span><text:span text:style-name="T27">e) {</text:span></text:p>
            <text:p text:style-name="P33"><text:span text:style-name="T27">System.out.println(e.getMessage());</text:span></text:p>
            <text:p text:style-name="P33"><text:span text:style-name="T27">enleverJoueurLePlusCapable();</text:span></text:p>
            <text:p text:style-name="P33"><text:span text:style-name="T27">promotion();</text:span></text:p>
            <text:p text:style-name="P36">}</text:p>
            <text:p text:style-name="P36">}</text:p>
            <text:p text:style-name="P33"><text:span text:style-name="T27">recrutement();</text:span></text:p>
            <text:p text:style-name="P36">}</text:p>
            <text:p text:style-name="P36">/**</text:p>
            <text:p text:style-name="P36"><text:soft-page-break/>* simulation d'un concours de football</text:p>
            <text:p text:style-name="P36">* comparer les données du match et la somme de capacite de joueur principaux</text:p>
            <text:p text:style-name="P36">* et changer la capacite des joueurs principaux selon l'algorithme ecrit dans Outil.java</text:p>
            <text:p text:style-name="P36">*/</text:p>
            <text:p text:style-name="P33"><text:span text:style-name="T27">public</text:span><text:span text:style-name="T28"> </text:span><text:span text:style-name="T27">void</text:span><text:span text:style-name="T28"> </text:span><text:span text:style-name="T27">participerAuMatch(){</text:span></text:p>
            <text:p text:style-name="P33"><text:span text:style-name="T27">this.match</text:span><text:span text:style-name="T28"> </text:span><text:span text:style-name="T27">= Match.getMatch(getCapaciteNotre());</text:span></text:p>
            <text:p text:style-name="P33"><text:span text:style-name="T27">match.resultMatch();</text:span></text:p>
            <text:p text:style-name="P33"><text:span text:style-name="T27">int</text:span><text:span text:style-name="T28"> </text:span><text:span text:style-name="T27">nbVictoire</text:span><text:span text:style-name="T28"> </text:span><text:span text:style-name="T27">= match.getNbVictoire();</text:span></text:p>
            <text:p text:style-name="P33"><text:span text:style-name="T27">int</text:span><text:span text:style-name="T28"> </text:span><text:span text:style-name="T27">nbDefaite</text:span><text:span text:style-name="T28"> </text:span><text:span text:style-name="T27">= match.getNbDefaite();</text:span></text:p>
            <text:p text:style-name="P33"><text:span text:style-name="T27">benefice</text:span><text:span text:style-name="T28"> </text:span><text:span text:style-name="T27">= (Match.beneficeMatch</text:span><text:span text:style-name="T28"> </text:span><text:span text:style-name="T27">* Manager.addBenefice)*nbVictoire;</text:span></text:p>
            <text:p text:style-name="P33"><text:span text:style-name="T27">coach.setCoachCapaciteMatch(nbVictoire,nbDefaite);</text:span></text:p>
            <text:p text:style-name="P33"><text:span text:style-name="T27">for</text:span><text:span text:style-name="T28"> </text:span><text:span text:style-name="T27">(Joueur</text:span><text:span text:style-name="T28"> </text:span><text:span text:style-name="T27">joueur</text:span><text:span text:style-name="T28"> </text:span><text:span text:style-name="T27">:</text:span><text:span text:style-name="T28"> </text:span><text:span text:style-name="T27">joueurs) {</text:span></text:p>
            <text:p text:style-name="P33"><text:span text:style-name="T27">int</text:span><text:span text:style-name="T28"> </text:span><text:span text:style-name="T27">capaciteOriginal</text:span><text:span text:style-name="T28"> </text:span><text:span text:style-name="T27">= joueur.getCapacite();</text:span></text:p>
            <text:p text:style-name="P33"><text:span text:style-name="T27">joueur.setCapacite(coach.addTeamCapacite+capaciteOriginal</text:span><text:span text:style-name="T28"> </text:span><text:span text:style-name="T27">+ Outil.capaciteDifference(nbVictoire, nbDefaite));</text:span></text:p>
            <text:p text:style-name="P36">}</text:p>
            <text:p text:style-name="P33"><text:span text:style-name="T27">match.finirMatch();</text:span></text:p>
            <text:p text:style-name="P33"><text:span text:style-name="T27">annee</text:span><text:span text:style-name="T28"> </text:span><text:span text:style-name="T27">+= 1;</text:span></text:p>
            <text:p text:style-name="P36">}</text:p>
            <text:p text:style-name="P36">/**</text:p>
            <text:p text:style-name="P36">* afficher des information pour l'utilisateur</text:p>
            <text:p text:style-name="P36">*/</text:p>
            <text:p text:style-name="P33"><text:span text:style-name="T27">public</text:span><text:span text:style-name="T28"> </text:span><text:span text:style-name="T27">void</text:span><text:span text:style-name="T28"> </text:span><text:span text:style-name="T27">sePresenter() {</text:span></text:p>
            <text:p text:style-name="P33"><text:span text:style-name="T27">System.out.println(this.toString());</text:span></text:p>
            <text:p text:style-name="P36"><text:soft-page-break/>}</text:p>
            <text:p text:style-name="P36">/**</text:p>
            <text:p text:style-name="P36">* afficher des information pour l'utilisateur</text:p>
            <text:p text:style-name="P36">* version2</text:p>
            <text:p text:style-name="P36">*/</text:p>
            <text:p text:style-name="P33"><text:span text:style-name="T27">public</text:span><text:span text:style-name="T28"> </text:span><text:span text:style-name="T27">void</text:span><text:span text:style-name="T28"> </text:span><text:span text:style-name="T27">sePresenter2() {</text:span></text:p>
            <text:p text:style-name="P33"><text:span text:style-name="T27">System.out.println("**********");</text:span></text:p>
            <text:p text:style-name="P33"><text:span text:style-name="T27">System.out.println("**********");</text:span></text:p>
            <text:p text:style-name="P33"><text:span text:style-name="T27">System.out.println("Club de football en fin d'annee "</text:span><text:span text:style-name="T28"> </text:span><text:span text:style-name="T27">+ annee</text:span><text:span text:style-name="T28"> </text:span><text:span text:style-name="T27">+ ".");</text:span></text:p>
            <text:p text:style-name="P33"><text:span text:style-name="T27">manager.sePresenter();</text:span></text:p>
            <text:p text:style-name="P33"><text:span text:style-name="T27">coach.sePresenter();</text:span></text:p>
            <text:p text:style-name="P33"><text:span text:style-name="T27">for</text:span><text:span text:style-name="T28"> </text:span><text:span text:style-name="T27">(Joueur</text:span><text:span text:style-name="T28"> </text:span><text:span text:style-name="T27">joueur</text:span><text:span text:style-name="T28"> </text:span><text:span text:style-name="T27">:</text:span><text:span text:style-name="T28"> </text:span><text:span text:style-name="T27">joueurs) {</text:span></text:p>
            <text:p text:style-name="P33"><text:span text:style-name="T27">joueur.sePresenter();</text:span></text:p>
            <text:p text:style-name="P36">}</text:p>
            <text:p text:style-name="P33"><text:span text:style-name="T27">for</text:span><text:span text:style-name="T28"> </text:span><text:span text:style-name="T27">(Remplacant</text:span><text:span text:style-name="T28"> </text:span><text:span text:style-name="T27">remplacant</text:span><text:span text:style-name="T28"> </text:span><text:span text:style-name="T27">:</text:span><text:span text:style-name="T28"> </text:span><text:span text:style-name="T27">remplacants) {</text:span></text:p>
            <text:p text:style-name="P33"><text:span text:style-name="T27">remplacant.sePresenter();</text:span></text:p>
            <text:p text:style-name="P36">}</text:p>
            <text:p text:style-name="P33"><text:span text:style-name="T27">System.out.println("capacite moyen="</text:span><text:span text:style-name="T28"> </text:span><text:span text:style-name="T27">+ getCapaciteNotre() + "\n");</text:span></text:p>
            <text:p text:style-name="P33"><text:span text:style-name="T27">System.out.println("benefice du club="</text:span><text:span text:style-name="T28"> </text:span><text:span text:style-name="T27">+ benefice</text:span><text:span text:style-name="T28"> </text:span><text:span text:style-name="T27">+ "\n");</text:span></text:p>
            <text:p text:style-name="P33"><text:span text:style-name="T27">System.out.println("**********");</text:span></text:p>
            <text:p text:style-name="P33"><text:span text:style-name="T27">System.out.println("**********");</text:span></text:p>
            <text:p text:style-name="P36">}</text:p>
            <text:p text:style-name="P32"> </text:p>
            <text:p text:style-name="P36">/***</text:p>
            <text:p text:style-name="P36"><text:soft-page-break/>* Obtenir la capacite de tous les joueurs principaux</text:p>
            <text:p text:style-name="P33"><text:span text:style-name="T27">* @return</text:span><text:span text:style-name="T28"> </text:span><text:span text:style-name="T27">capaciteNotre</text:span></text:p>
            <text:p text:style-name="P36">*/</text:p>
            <text:p text:style-name="P33"><text:span text:style-name="T27">public</text:span><text:span text:style-name="T28"> </text:span><text:span text:style-name="T27">int</text:span><text:span text:style-name="T28"> </text:span><text:span text:style-name="T27">getCapaciteNotre(){</text:span></text:p>
            <text:p text:style-name="P33"><text:span text:style-name="T27">if(joueurs.size() == 0){</text:span></text:p>
            <text:p text:style-name="P33"><text:span text:style-name="T27">return</text:span><text:span text:style-name="T28"> </text:span><text:span text:style-name="T27">0;</text:span></text:p>
            <text:p text:style-name="P36">}</text:p>
            <text:p text:style-name="P33"><text:span text:style-name="T27">int</text:span><text:span text:style-name="T28"> </text:span><text:span text:style-name="T27">capaciteNotre</text:span><text:span text:style-name="T28"> </text:span><text:span text:style-name="T27">= 0;</text:span></text:p>
            <text:p text:style-name="P33"><text:span text:style-name="T27">for</text:span><text:span text:style-name="T28"> </text:span><text:span text:style-name="T27">(Joueur</text:span><text:span text:style-name="T28"> </text:span><text:span text:style-name="T27">joueur</text:span><text:span text:style-name="T28"> </text:span><text:span text:style-name="T27">:</text:span><text:span text:style-name="T28"> </text:span><text:span text:style-name="T27">joueurs) {</text:span></text:p>
            <text:p text:style-name="P33"><text:span text:style-name="T27">capaciteNotre</text:span><text:span text:style-name="T28"> </text:span><text:span text:style-name="T27">+= joueur.getCapacite();</text:span></text:p>
            <text:p text:style-name="P36">}</text:p>
            <text:p text:style-name="P33"><text:span text:style-name="T27">return</text:span><text:span text:style-name="T28"> </text:span><text:span text:style-name="T27">capaciteNotre/joueurs.size();</text:span></text:p>
            <text:p text:style-name="P36">}</text:p>
            <text:p text:style-name="P32"> </text:p>
            <text:p text:style-name="P33"><text:span text:style-name="T27">@Override</text:span></text:p>
            <text:p text:style-name="P33"><text:span text:style-name="T27">public</text:span><text:span text:style-name="T28"> </text:span><text:span text:style-name="T27">String</text:span><text:span text:style-name="T28"> </text:span><text:span text:style-name="T27">toString() {</text:span></text:p>
            <text:p text:style-name="P33"><text:span text:style-name="T27">String</text:span><text:span text:style-name="T28"> </text:span><text:span text:style-name="T27">str</text:span><text:span text:style-name="T28"> </text:span><text:span text:style-name="T27">= "**********\n";</text:span></text:p>
            <text:p text:style-name="P33"><text:span text:style-name="T27">str</text:span><text:span text:style-name="T28"> </text:span><text:span text:style-name="T27">+= "**********\n";</text:span></text:p>
            <text:p text:style-name="P33"><text:span text:style-name="T27">str</text:span><text:span text:style-name="T28"> </text:span><text:span text:style-name="T27">+= "Club de football\n";</text:span></text:p>
            <text:p text:style-name="P33"><text:span text:style-name="T27">str</text:span><text:span text:style-name="T28"> </text:span><text:span text:style-name="T27">+= "annee "</text:span><text:span text:style-name="T28"> </text:span><text:span text:style-name="T27">+ annee</text:span><text:span text:style-name="T28"> </text:span><text:span text:style-name="T27">+ "\n";</text:span></text:p>
            <text:p text:style-name="P33"><text:span text:style-name="T27">str</text:span><text:span text:style-name="T28"> </text:span><text:span text:style-name="T27">+= manager.toString() + "\n";</text:span></text:p>
            <text:p text:style-name="P33"><text:span text:style-name="T27">str</text:span><text:span text:style-name="T28"> </text:span><text:span text:style-name="T27">+= coach.toString() + "\n";</text:span></text:p>
            <text:p text:style-name="P33"><text:span text:style-name="T27">for</text:span><text:span text:style-name="T28"> </text:span><text:span text:style-name="T27">(Joueur</text:span><text:span text:style-name="T28"> </text:span><text:span text:style-name="T27">joueur</text:span><text:span text:style-name="T28"> </text:span><text:span text:style-name="T27">:</text:span><text:span text:style-name="T28"> </text:span><text:span text:style-name="T27">joueurs) {</text:span></text:p>
            <text:p text:style-name="P33"><text:span text:style-name="T27">str</text:span><text:span text:style-name="T28"> </text:span><text:span text:style-name="T27">+= joueur.toString();</text:span></text:p>
            <text:p text:style-name="P36"><text:soft-page-break/>}</text:p>
            <text:p text:style-name="P33"><text:span text:style-name="T27">for</text:span><text:span text:style-name="T28"> </text:span><text:span text:style-name="T27">(Remplacant</text:span><text:span text:style-name="T28"> </text:span><text:span text:style-name="T27">remplacant</text:span><text:span text:style-name="T28"> </text:span><text:span text:style-name="T27">:</text:span><text:span text:style-name="T28"> </text:span><text:span text:style-name="T27">remplacants) {</text:span></text:p>
            <text:p text:style-name="P33"><text:span text:style-name="T27">str</text:span><text:span text:style-name="T28"> </text:span><text:span text:style-name="T27">+= remplacant.toString();</text:span></text:p>
            <text:p text:style-name="P36">}</text:p>
            <text:p text:style-name="P33"><text:span text:style-name="T27">str</text:span><text:span text:style-name="T28"> </text:span><text:span text:style-name="T27">+= "capacite moyen "</text:span><text:span text:style-name="T28"> </text:span><text:span text:style-name="T27">+ getCapaciteNotre() + "\n";</text:span></text:p>
            <text:p text:style-name="P33"><text:span text:style-name="T27">str</text:span><text:span text:style-name="T28"> </text:span><text:span text:style-name="T27">+= "**********\n";</text:span></text:p>
            <text:p text:style-name="P33"><text:span text:style-name="T27">str</text:span><text:span text:style-name="T28"> </text:span><text:span text:style-name="T27">+= "**********\n";</text:span></text:p>
            <text:p text:style-name="P33"><text:span text:style-name="T27">return</text:span><text:span text:style-name="T28"> </text:span><text:span text:style-name="T27">str;</text:span></text:p>
            <text:p text:style-name="P36">}</text:p>
            <text:p text:style-name="P32"> </text:p>
            <text:p text:style-name="P36">/**</text:p>
            <text:p text:style-name="P36">* completer les attributs manquants du Club</text:p>
            <text:p text:style-name="P36">*/</text:p>
            <text:p text:style-name="P33"><text:span text:style-name="T27">public</text:span><text:span text:style-name="T28"> </text:span><text:span text:style-name="T27">void</text:span><text:span text:style-name="T28"> </text:span><text:span text:style-name="T27">init() {</text:span></text:p>
            <text:p text:style-name="P33"><text:span text:style-name="T27">if(manager</text:span><text:span text:style-name="T28"> </text:span><text:span text:style-name="T27">== null){</text:span></text:p>
            <text:p text:style-name="P33"><text:span text:style-name="T27">manager</text:span><text:span text:style-name="T28"> </text:span><text:span text:style-name="T27">= new</text:span><text:span text:style-name="T28"> </text:span><text:span text:style-name="T27">Manager();</text:span></text:p>
            <text:p text:style-name="P36">}</text:p>
            <text:p text:style-name="P32"> </text:p>
            <text:p text:style-name="P33"><text:span text:style-name="T27">if(coach</text:span><text:span text:style-name="T28"> </text:span><text:span text:style-name="T27">== null){</text:span></text:p>
            <text:p text:style-name="P33"><text:span text:style-name="T27">coach</text:span><text:span text:style-name="T28"> </text:span><text:span text:style-name="T27">= new</text:span><text:span text:style-name="T28"> </text:span><text:span text:style-name="T27">Coach();</text:span></text:p>
            <text:p text:style-name="P36">}</text:p>
            <text:p text:style-name="P32"> </text:p>
            <text:p text:style-name="P33"><text:span text:style-name="T27">recrutement();</text:span></text:p>
            <text:p text:style-name="P33"><text:span text:style-name="T27">while(joueurs.size() &lt; nombreJoueurMax){</text:span></text:p>
            <text:p text:style-name="P33"><text:soft-page-break/><text:span text:style-name="T27">promotion();</text:span></text:p>
            <text:p text:style-name="P36">}</text:p>
            <text:p text:style-name="P33"><text:span text:style-name="T27">recrutement();</text:span></text:p>
            <text:p text:style-name="P33"><text:span text:style-name="T27">if(match</text:span><text:span text:style-name="T28"> </text:span><text:span text:style-name="T27">== null){</text:span></text:p>
            <text:p text:style-name="P33"><text:span text:style-name="T27">match</text:span><text:span text:style-name="T28"> </text:span><text:span text:style-name="T27">= Match.getMatch(getCapaciteNotre());</text:span></text:p>
            <text:p text:style-name="P36">}</text:p>
            <text:p text:style-name="P36">}</text:p>
            <text:p text:style-name="P32"> </text:p>
            <text:p text:style-name="P36">/**</text:p>
            <text:p text:style-name="P36">* faire tourner le Club</text:p>
            <text:p text:style-name="P36">*/</text:p>
            <text:p text:style-name="P33"><text:span text:style-name="T27">public</text:span><text:span text:style-name="T28"> </text:span><text:span text:style-name="T27">void</text:span><text:span text:style-name="T28"> </text:span><text:span text:style-name="T27">run() {</text:span></text:p>
            <text:p text:style-name="P33"><text:span text:style-name="T27">while</text:span><text:span text:style-name="T28"> </text:span><text:span text:style-name="T27">(annee</text:span><text:span text:style-name="T28"> </text:span><text:span text:style-name="T27">&lt;= anneeMax) {</text:span></text:p>
            <text:p text:style-name="P33"><text:span text:style-name="T27">mettreAJour();</text:span></text:p>
            <text:p text:style-name="P33"><text:span text:style-name="T27">participerAuMatch();</text:span></text:p>
            <text:p text:style-name="P33"><text:span text:style-name="T27">sePresenter2();</text:span></text:p>
            <text:p text:style-name="P36">}</text:p>
            <text:p text:style-name="P36">}</text:p>
            <text:p text:style-name="P32"> </text:p>
            <text:p text:style-name="P36">/**</text:p>
            <text:p text:style-name="P36">* faire tourner le Club avec un nombre precise d'annees en parametres</text:p>
            <text:p text:style-name="P36">*/</text:p>
            <text:p text:style-name="P33"><text:span text:style-name="T27">public</text:span><text:span text:style-name="T28"> </text:span><text:span text:style-name="T27">void</text:span><text:span text:style-name="T28"> </text:span><text:span text:style-name="T27">run(int</text:span><text:span text:style-name="T28"> </text:span><text:span text:style-name="T27">nbAnnees) {</text:span></text:p>
            <text:p text:style-name="P33"><text:span text:style-name="T27">while</text:span><text:span text:style-name="T28"> </text:span><text:span text:style-name="T27">(annee</text:span><text:span text:style-name="T28"> </text:span><text:span text:style-name="T27">&lt;= nbAnnees) {</text:span></text:p>
            <text:p text:style-name="P33"><text:soft-page-break/><text:span text:style-name="T27">mettreAJour();</text:span></text:p>
            <text:p text:style-name="P33"><text:span text:style-name="T27">participerAuMatch();</text:span></text:p>
            <text:p text:style-name="P33"><text:span text:style-name="T27">sePresenter2();</text:span></text:p>
            <text:p text:style-name="P36">}</text:p>
            <text:p text:style-name="P36">}</text:p>
            <text:p text:style-name="P32"> </text:p>
            <text:p text:style-name="P33"><text:span text:style-name="T27">public</text:span><text:span text:style-name="T28"> </text:span><text:span text:style-name="T27">static</text:span><text:span text:style-name="T28"> </text:span><text:span text:style-name="T27">void</text:span><text:span text:style-name="T28"> </text:span><text:span text:style-name="T27">resetAnnee(){</text:span></text:p>
            <text:p text:style-name="P33"><text:span text:style-name="T27">annee</text:span><text:span text:style-name="T28"> </text:span><text:span text:style-name="T27">= 0;</text:span></text:p>
            <text:p text:style-name="P36">}</text:p>
            <text:p text:style-name="P36">}</text:p>
            <text:p text:style-name="P32"> </text:p>
            <text:p text:style-name="P24"> </text:p>
            <text:p text:style-name="P33"><text:span text:style-name="T27">public</text:span><text:span text:style-name="T28"> </text:span><text:span text:style-name="T27">class</text:span><text:span text:style-name="T28"> </text:span><text:span text:style-name="T27">Coach</text:span><text:span text:style-name="T28"> </text:span><text:span text:style-name="T27">extends</text:span><text:span text:style-name="T28"> </text:span><text:span text:style-name="T27">Personne{</text:span></text:p>
            <text:p text:style-name="P34"> </text:p>
            <text:p text:style-name="P36">//attribut</text:p>
            <text:p text:style-name="P32"> </text:p>
            <text:p text:style-name="P36">// des valeurs par défaut</text:p>
            <text:p text:style-name="P33"><text:span text:style-name="T27">public</text:span><text:span text:style-name="T28"> </text:span><text:span text:style-name="T27">static</text:span><text:span text:style-name="T28"> </text:span><text:span text:style-name="T27">final</text:span><text:span text:style-name="T28"> </text:span><text:span text:style-name="T27">double</text:span><text:span text:style-name="T28"> </text:span><text:span text:style-name="T27">salaireDefaut</text:span><text:span text:style-name="T28"> </text:span><text:span text:style-name="T27">= 1;</text:span></text:p>
            <text:p text:style-name="P32"> </text:p>
            <text:p text:style-name="P36">// valeurs pour une instance</text:p>
            <text:p text:style-name="P33"><text:span text:style-name="T27">private</text:span><text:span text:style-name="T28"> </text:span><text:span text:style-name="T27">double</text:span><text:span text:style-name="T28"> </text:span><text:span text:style-name="T27">capacite;</text:span></text:p>
            <text:p text:style-name="P32"> </text:p>
            <text:p text:style-name="P33"><text:span text:style-name="T27">protected</text:span><text:span text:style-name="T28"> </text:span><text:span text:style-name="T27">int</text:span><text:span text:style-name="T28"> </text:span><text:span text:style-name="T27">addTeamCapacite</text:span><text:span text:style-name="T28"> </text:span><text:span text:style-name="T27">= (int)(capacite</text:span><text:span text:style-name="T28"> </text:span><text:span text:style-name="T27">/ 40);</text:span></text:p>
            <text:p text:style-name="P32"> </text:p>
            <text:p text:style-name="P36"><text:soft-page-break/>//methode</text:p>
            <text:p text:style-name="P32"> </text:p>
            <text:p text:style-name="P36">/***</text:p>
            <text:p text:style-name="P36">* constructeur a partir de salaire et la capacite</text:p>
            <text:p text:style-name="P33"><text:span text:style-name="T27">* @param</text:span><text:span text:style-name="T28"> </text:span><text:span text:style-name="T27">salaire</text:span></text:p>
            <text:p text:style-name="P33"><text:span text:style-name="T27">* @param</text:span><text:span text:style-name="T28"> </text:span><text:span text:style-name="T27">capacite</text:span></text:p>
            <text:p text:style-name="P36">*/</text:p>
            <text:p text:style-name="P33"><text:span text:style-name="T27">public</text:span><text:span text:style-name="T28"> </text:span><text:span text:style-name="T27">Coach(double</text:span><text:span text:style-name="T28"> </text:span><text:span text:style-name="T27">salaire, double</text:span><text:span text:style-name="T28"> </text:span><text:span text:style-name="T27">capacite) // Constructeur</text:span></text:p>
            <text:p text:style-name="P36">{</text:p>
            <text:p text:style-name="P33"><text:span text:style-name="T27">super(salaire);</text:span></text:p>
            <text:p text:style-name="P33"><text:span text:style-name="T27">this.capacite</text:span><text:span text:style-name="T28"> </text:span><text:span text:style-name="T27">= capacite;</text:span></text:p>
            <text:p text:style-name="P36">}</text:p>
            <text:p text:style-name="P32"> </text:p>
            <text:p text:style-name="P36">/**</text:p>
            <text:p text:style-name="P36">* constructeur a partir de capacite, salaire = salaireDefaut</text:p>
            <text:p text:style-name="P33"><text:span text:style-name="T27">* @param</text:span><text:span text:style-name="T28"> </text:span><text:span text:style-name="T27">capacite</text:span></text:p>
            <text:p text:style-name="P36">*/</text:p>
            <text:p text:style-name="P33"><text:span text:style-name="T27">public</text:span><text:span text:style-name="T28"> </text:span><text:span text:style-name="T27">Coach(double</text:span><text:span text:style-name="T28"> </text:span><text:span text:style-name="T27">capacite) // Constructeur</text:span></text:p>
            <text:p text:style-name="P36">{</text:p>
            <text:p text:style-name="P33"><text:span text:style-name="T27">super(salaireDefaut);</text:span></text:p>
            <text:p text:style-name="P33"><text:span text:style-name="T27">this.capacite</text:span><text:span text:style-name="T28"> </text:span><text:span text:style-name="T27">= capacite;</text:span></text:p>
            <text:p text:style-name="P36">}</text:p>
            <text:p text:style-name="P32"> </text:p>
            <text:p text:style-name="P36">/**</text:p>
            <text:p text:style-name="P36"><text:soft-page-break/>* constructeur par défaut</text:p>
            <text:p text:style-name="P36">*/</text:p>
            <text:p text:style-name="P33"><text:span text:style-name="T27">public</text:span><text:span text:style-name="T28"> </text:span><text:span text:style-name="T27">Coach() </text:span></text:p>
            <text:p text:style-name="P36">{</text:p>
            <text:p text:style-name="P33"><text:span text:style-name="T27">this(Outil.aleatoireIntEntre(50,60));</text:span></text:p>
            <text:p text:style-name="P36">}</text:p>
            <text:p text:style-name="P36">/**</text:p>
            <text:p text:style-name="P36">* afficher des information pour l'utilisateur</text:p>
            <text:p text:style-name="P36">*/</text:p>
            <text:p text:style-name="P33"><text:span text:style-name="T27">public</text:span><text:span text:style-name="T28"> </text:span><text:span text:style-name="T27">void</text:span><text:span text:style-name="T28"> </text:span><text:span text:style-name="T27">sePresenter() </text:span></text:p>
            <text:p text:style-name="P36">{</text:p>
            <text:p text:style-name="P33"><text:span text:style-name="T27">System.out.println(this.toString());</text:span></text:p>
            <text:p text:style-name="P36">}</text:p>
            <text:p text:style-name="P33"><text:span text:style-name="T27">public</text:span><text:span text:style-name="T28"> </text:span><text:span text:style-name="T27">void</text:span><text:span text:style-name="T28"> </text:span><text:span text:style-name="T27">setCoachCapaciteMatch(int</text:span><text:span text:style-name="T28"> </text:span><text:span text:style-name="T27">nbvictoire, int</text:span><text:span text:style-name="T28"> </text:span><text:span text:style-name="T27">nbdefaite){</text:span></text:p>
            <text:p text:style-name="P33"><text:span text:style-name="T27">if(nbvictoire</text:span><text:span text:style-name="T28"> </text:span><text:span text:style-name="T27">&gt; nbdefaite){</text:span></text:p>
            <text:p text:style-name="P33"><text:span text:style-name="T27">this.capacite</text:span><text:span text:style-name="T28"> </text:span><text:span text:style-name="T27">+= (nbvictoire</text:span><text:span text:style-name="T28"> </text:span><text:span text:style-name="T27">- nbdefaite)/10;</text:span></text:p>
            <text:p text:style-name="P36">}</text:p>
            <text:p text:style-name="P33"><text:span text:style-name="T27">else{</text:span></text:p>
            <text:p text:style-name="P33"><text:span text:style-name="T27">this.capacite-= (nbdefaite</text:span><text:span text:style-name="T28"> </text:span><text:span text:style-name="T27">- nbvictoire) / 10;</text:span></text:p>
            <text:p text:style-name="P36">}</text:p>
            <text:p text:style-name="P36">}</text:p>
            <text:p text:style-name="P32"> </text:p>
            <text:p text:style-name="P36">//getters and setters</text:p>
            <text:p text:style-name="P32"> </text:p>
            <text:p text:style-name="P33"><text:soft-page-break/><text:span text:style-name="T27">@Override</text:span></text:p>
            <text:p text:style-name="P33"><text:span text:style-name="T27">public</text:span><text:span text:style-name="T28"> </text:span><text:span text:style-name="T27">String</text:span><text:span text:style-name="T28"> </text:span><text:span text:style-name="T27">toString() {</text:span></text:p>
            <text:p text:style-name="P33"><text:span text:style-name="T27">return</text:span><text:span text:style-name="T28"> </text:span><text:span text:style-name="T27">"Coach [nom="</text:span><text:span text:style-name="T28"> </text:span><text:span text:style-name="T27">+ nom</text:span><text:span text:style-name="T28"> </text:span><text:span text:style-name="T27">+ ", capacite="</text:span><text:span text:style-name="T28"> </text:span><text:span text:style-name="T27">+ capacite</text:span><text:span text:style-name="T28"> </text:span><text:span text:style-name="T27">+ ", salaire="</text:span><text:span text:style-name="T28"> </text:span><text:span text:style-name="T27">+ salaire</text:span><text:span text:style-name="T28"> </text:span><text:span text:style-name="T27">+ "]\n";</text:span></text:p>
            <text:p text:style-name="P36">}</text:p>
            <text:p text:style-name="P33"><text:span text:style-name="T27">public</text:span><text:span text:style-name="T28"> </text:span><text:span text:style-name="T27">static</text:span><text:span text:style-name="T28"> </text:span><text:span text:style-name="T27">double</text:span><text:span text:style-name="T28"> </text:span><text:span text:style-name="T27">getSalairedefaut() {</text:span></text:p>
            <text:p text:style-name="P33"><text:span text:style-name="T27">return</text:span><text:span text:style-name="T28"> </text:span><text:span text:style-name="T27">salaireDefaut;</text:span></text:p>
            <text:p text:style-name="P36">}</text:p>
            <text:p text:style-name="P32"> </text:p>
            <text:p text:style-name="P33"><text:span text:style-name="T27">public</text:span><text:span text:style-name="T28"> </text:span><text:span text:style-name="T27">double</text:span><text:span text:style-name="T28"> </text:span><text:span text:style-name="T27">getCapacite() {</text:span></text:p>
            <text:p text:style-name="P33"><text:span text:style-name="T27">return</text:span><text:span text:style-name="T28"> </text:span><text:span text:style-name="T27">capacite;</text:span></text:p>
            <text:p text:style-name="P36">}</text:p>
            <text:p text:style-name="P32"> </text:p>
            <text:p text:style-name="P33"><text:span text:style-name="T27">public</text:span><text:span text:style-name="T28"> </text:span><text:span text:style-name="T27">void</text:span><text:span text:style-name="T28"> </text:span><text:span text:style-name="T27">setCapacite(double</text:span><text:span text:style-name="T28"> </text:span><text:span text:style-name="T27">capacite) {</text:span></text:p>
            <text:p text:style-name="P33"><text:span text:style-name="T27">this.capacite</text:span><text:span text:style-name="T28"> </text:span><text:span text:style-name="T27">= capacite;</text:span></text:p>
            <text:p text:style-name="P36">}</text:p>
            <text:p text:style-name="P36">}</text:p>
            <text:p text:style-name="P32"> </text:p>
            <text:p text:style-name="P36">/**</text:p>
            <text:p text:style-name="P36">* lors de vieillissement, les capacites d'un joueur ou d'un coach declinent</text:p>
            <text:p text:style-name="P36">* ce qui lui rend moins capable et à la fin il doit être remplacé par un nouveau</text:p>
            <text:p text:style-name="P36">*/</text:p>
            <text:p text:style-name="P33"><text:span text:style-name="T27">public</text:span><text:span text:style-name="T28"> </text:span><text:span text:style-name="T27">interface</text:span><text:span text:style-name="T28"> </text:span><text:span text:style-name="T27">Declinable</text:span><text:span text:style-name="T28"> </text:span><text:span text:style-name="T27">{</text:span></text:p>
            <text:p text:style-name="P34"> </text:p>
            <text:p text:style-name="P36">/**</text:p>
            <text:p text:style-name="P36"><text:soft-page-break/>* diminuer la capacite</text:p>
            <text:p text:style-name="P36">*/</text:p>
            <text:p text:style-name="P33"><text:span text:style-name="T27">public</text:span><text:span text:style-name="T28"> </text:span><text:span text:style-name="T27">void</text:span><text:span text:style-name="T28"> </text:span><text:span text:style-name="T27">decliner();</text:span></text:p>
            <text:p text:style-name="P32"> </text:p>
            <text:p text:style-name="P36">}</text:p>
            <text:p text:style-name="P32"> </text:p>
            <text:p text:style-name="P36">/**</text:p>
            <text:p text:style-name="P36">* Exception declenche quand le salaire va depasser le plafond</text:p>
            <text:p text:style-name="P36">*/</text:p>
            <text:p text:style-name="P33"><text:span text:style-name="T27">public</text:span><text:span text:style-name="T28"> </text:span><text:span text:style-name="T27">class</text:span><text:span text:style-name="T28"> </text:span><text:span text:style-name="T27">DepassementPlafondSalaireException</text:span><text:span text:style-name="T28"> </text:span><text:span text:style-name="T27">extends</text:span><text:span text:style-name="T28"> </text:span><text:span text:style-name="T27">Exception{</text:span></text:p>
            <text:p text:style-name="P34"> </text:p>
            <text:p text:style-name="P36">/**</text:p>
            <text:p text:style-name="P36">*</text:p>
            <text:p text:style-name="P36">*/</text:p>
            <text:p text:style-name="P33"><text:span text:style-name="T27">private</text:span><text:span text:style-name="T28"> </text:span><text:span text:style-name="T27">static</text:span><text:span text:style-name="T28"> </text:span><text:span text:style-name="T27">final</text:span><text:span text:style-name="T28"> </text:span><text:span text:style-name="T27">long</text:span><text:span text:style-name="T28"> </text:span><text:span text:style-name="T27">serialVersionUID</text:span><text:span text:style-name="T28"> </text:span><text:span text:style-name="T27">= 1L;</text:span></text:p>
            <text:p text:style-name="P32"> </text:p>
            <text:p text:style-name="P33"><text:span text:style-name="T27">public</text:span><text:span text:style-name="T28"> </text:span><text:span text:style-name="T27">DepassementPlafondSalaireException(String</text:span><text:span text:style-name="T28"> </text:span><text:span text:style-name="T27">message) {</text:span></text:p>
            <text:p text:style-name="P33"><text:span text:style-name="T27">super(message);</text:span></text:p>
            <text:p text:style-name="P36">}</text:p>
            <text:p text:style-name="P36">}</text:p>
            <text:p text:style-name="P32"> </text:p>
            <text:p text:style-name="P36">/**</text:p>
            <text:p text:style-name="P36">* Un joueur est ce qui participe au match</text:p>
            <text:p text:style-name="P36">*/</text:p>
            <text:p text:style-name="P33"><text:soft-page-break/><text:span text:style-name="T27">public</text:span><text:span text:style-name="T28"> </text:span><text:span text:style-name="T27">class</text:span><text:span text:style-name="T28"> </text:span><text:span text:style-name="T27">Joueur</text:span><text:span text:style-name="T28"> </text:span><text:span text:style-name="T27">extends</text:span><text:span text:style-name="T28"> </text:span><text:span text:style-name="T27">Personne</text:span><text:span text:style-name="T28"> </text:span><text:span text:style-name="T27">implements</text:span><text:span text:style-name="T28"> </text:span><text:span text:style-name="T27">Declinable</text:span><text:span text:style-name="T28"> </text:span><text:span text:style-name="T27">{</text:span></text:p>
            <text:p text:style-name="P34"> </text:p>
            <text:p text:style-name="P36">// attribut</text:p>
            <text:p text:style-name="P33"><text:span text:style-name="T27">protected</text:span><text:span text:style-name="T28"> </text:span><text:span text:style-name="T27">static</text:span><text:span text:style-name="T28"> </text:span><text:span text:style-name="T27">int</text:span><text:span text:style-name="T28"> </text:span><text:span text:style-name="T27">seuilAge</text:span><text:span text:style-name="T28"> </text:span><text:span text:style-name="T27">= 32; // si un joueur depasse cet age, il se decline</text:span></text:p>
            <text:p text:style-name="P33"><text:span text:style-name="T27">protected</text:span><text:span text:style-name="T28"> </text:span><text:span text:style-name="T27">static</text:span><text:span text:style-name="T28"> </text:span><text:span text:style-name="T27">int</text:span><text:span text:style-name="T28"> </text:span><text:span text:style-name="T27">capaciteDeclin</text:span><text:span text:style-name="T28"> </text:span><text:span text:style-name="T27">= 3; // la capacite qu'un joueur perd si son age depasse le seuil</text:span></text:p>
            <text:p text:style-name="P33"><text:span text:style-name="T27">protected</text:span><text:span text:style-name="T28"> </text:span><text:span text:style-name="T27">static</text:span><text:span text:style-name="T28"> </text:span><text:span text:style-name="T27">int</text:span><text:span text:style-name="T28"> </text:span><text:span text:style-name="T27">contratDefaut</text:span><text:span text:style-name="T28"> </text:span><text:span text:style-name="T27">= 4; // la duree de contrat</text:span></text:p>
            <text:p text:style-name="P33"><text:span text:style-name="T27">protected</text:span><text:span text:style-name="T28"> </text:span><text:span text:style-name="T27">static</text:span><text:span text:style-name="T28"> </text:span><text:span text:style-name="T27">int</text:span><text:span text:style-name="T28"> </text:span><text:span text:style-name="T27">ageDefaut</text:span><text:span text:style-name="T28"> </text:span><text:span text:style-name="T27">= 19;</text:span></text:p>
            <text:p text:style-name="P33"><text:span text:style-name="T27">protected</text:span><text:span text:style-name="T28"> </text:span><text:span text:style-name="T27">final</text:span><text:span text:style-name="T28"> </text:span><text:span text:style-name="T27">static</text:span><text:span text:style-name="T28"> </text:span><text:span text:style-name="T27">double</text:span><text:span text:style-name="T28"> </text:span><text:span text:style-name="T27">COEFFSALAIRECAPACITE</text:span><text:span text:style-name="T28"> </text:span><text:span text:style-name="T27">= 1.5;// si un joueur est cree a partir d'un remplacant, salaire = capacite*COEFFSALAIRECAPACITE</text:span></text:p>
            <text:p text:style-name="P35"/>
            <text:p text:style-name="P33"><text:span text:style-name="T27">protected</text:span><text:span text:style-name="T28"> </text:span><text:span text:style-name="T27">int</text:span><text:span text:style-name="T28"> </text:span><text:span text:style-name="T27">capacite;</text:span></text:p>
            <text:p text:style-name="P33"><text:span text:style-name="T27">protected</text:span><text:span text:style-name="T28"> </text:span><text:span text:style-name="T27">int</text:span><text:span text:style-name="T28"> </text:span><text:span text:style-name="T27">age;</text:span></text:p>
            <text:p text:style-name="P33"><text:span text:style-name="T27">protected</text:span><text:span text:style-name="T28"> </text:span><text:span text:style-name="T27">int</text:span><text:span text:style-name="T28"> </text:span><text:span text:style-name="T27">contrat;</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MIN</text:span><text:span text:style-name="T28"> </text:span><text:span text:style-name="T27">= 60;</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MAX</text:span><text:span text:style-name="T28"> </text:span><text:span text:style-name="T27">= 95;</text:span></text:p>
            <text:p text:style-name="P32"> </text:p>
            <text:p text:style-name="P36">// méthode</text:p>
            <text:p text:style-name="P32"> </text:p>
            <text:p text:style-name="P36">/**</text:p>
            <text:p text:style-name="P36">* constructeur a partir de capacite et age</text:p>
            <text:p text:style-name="P36">*/</text:p>
            <text:p text:style-name="P33"><text:span text:style-name="T27">public</text:span><text:span text:style-name="T28"> </text:span><text:span text:style-name="T27">Joueur(int</text:span><text:span text:style-name="T28"> </text:span><text:span text:style-name="T27">capacite, int</text:span><text:span text:style-name="T28"> </text:span><text:span text:style-name="T27">age) {</text:span></text:p>
            <text:p text:style-name="P33"><text:span text:style-name="T27">super(capacite</text:span><text:span text:style-name="T28"> </text:span><text:span text:style-name="T27">*COEFFSALAIRECAPACITE</text:span><text:span text:style-name="T28"> </text:span><text:span text:style-name="T27">);</text:span></text:p>
            <text:p text:style-name="P33"><text:span text:style-name="T27">this.capacite</text:span><text:span text:style-name="T28"> </text:span><text:span text:style-name="T27">= capacite;</text:span></text:p>
            <text:p text:style-name="P33"><text:span text:style-name="T27">this.age</text:span><text:span text:style-name="T28"> </text:span><text:span text:style-name="T27">= age;</text:span></text:p>
            <text:p text:style-name="P33"><text:soft-page-break/><text:span text:style-name="T27">this.contrat</text:span><text:span text:style-name="T28"> </text:span><text:span text:style-name="T27">= contratDefaut;</text:span></text:p>
            <text:p text:style-name="P36">}</text:p>
            <text:p text:style-name="P32"> </text:p>
            <text:p text:style-name="P36">/**</text:p>
            <text:p text:style-name="P36">* constructeur par défaut utilisant des donnée aleatoire</text:p>
            <text:p text:style-name="P36">*/</text:p>
            <text:p text:style-name="P33"><text:span text:style-name="T27">public</text:span><text:span text:style-name="T28"> </text:span><text:span text:style-name="T27">Joueur() </text:span></text:p>
            <text:p text:style-name="P36">{</text:p>
            <text:p text:style-name="P33"><text:span text:style-name="T27">this(Outil.aleatoireIntEntre(MIN, MAX), ageDefaut);</text:span></text:p>
            <text:p text:style-name="P33"><text:span text:style-name="T27">this.contrat</text:span><text:span text:style-name="T28"> </text:span><text:span text:style-name="T27">= contratDefaut;</text:span></text:p>
            <text:p text:style-name="P36">}</text:p>
            <text:p text:style-name="P32"> </text:p>
            <text:p text:style-name="P36">/**</text:p>
            <text:p text:style-name="P36">* constructeur a partir d'un remplacant</text:p>
            <text:p text:style-name="P36">*/</text:p>
            <text:p text:style-name="P33"><text:span text:style-name="T27">public</text:span><text:span text:style-name="T28"> </text:span><text:span text:style-name="T27">Joueur(Remplacant</text:span><text:span text:style-name="T28"> </text:span><text:span text:style-name="T27">r) {</text:span></text:p>
            <text:p text:style-name="P33"><text:span text:style-name="T27">super(r.salaire*COEFFSALAIRECAPACITE, r.nom);</text:span></text:p>
            <text:p text:style-name="P33"><text:span text:style-name="T27">this.capacite</text:span><text:span text:style-name="T28"> </text:span><text:span text:style-name="T27">= r.capacite;</text:span></text:p>
            <text:p text:style-name="P33"><text:span text:style-name="T27">this.age</text:span><text:span text:style-name="T28"> </text:span><text:span text:style-name="T27">= r.age;</text:span></text:p>
            <text:p text:style-name="P33"><text:span text:style-name="T27">this.contrat</text:span><text:span text:style-name="T28"> </text:span><text:span text:style-name="T27">= contratDefaut;</text:span></text:p>
            <text:p text:style-name="P36">}</text:p>
            <text:p text:style-name="P36">/**</text:p>
            <text:p text:style-name="P36">* construction par copie</text:p>
            <text:p text:style-name="P36">*/</text:p>
            <text:p text:style-name="P33"><text:soft-page-break/><text:span text:style-name="T27">public</text:span><text:span text:style-name="T28"> </text:span><text:span text:style-name="T27">Joueur(Joueur</text:span><text:span text:style-name="T28"> </text:span><text:span text:style-name="T27">j) {</text:span></text:p>
            <text:p text:style-name="P33"><text:span text:style-name="T27">super(j.salaire);</text:span></text:p>
            <text:p text:style-name="P33"><text:span text:style-name="T27">this.capacite</text:span><text:span text:style-name="T28"> </text:span><text:span text:style-name="T27">= j.capacite;</text:span></text:p>
            <text:p text:style-name="P33"><text:span text:style-name="T27">this.age</text:span><text:span text:style-name="T28"> </text:span><text:span text:style-name="T27">= j.age;</text:span></text:p>
            <text:p text:style-name="P33"><text:span text:style-name="T27">this.contrat</text:span><text:span text:style-name="T28"> </text:span><text:span text:style-name="T27">= contratDefaut;</text:span></text:p>
            <text:p text:style-name="P36">}</text:p>
            <text:p text:style-name="P32"> </text:p>
            <text:p text:style-name="P36">/**</text:p>
            <text:p text:style-name="P36">* augmenter l'age et diminuer capacite</text:p>
            <text:p text:style-name="P36">*/</text:p>
            <text:p text:style-name="P33"><text:span text:style-name="T27">public</text:span><text:span text:style-name="T28"> </text:span><text:span text:style-name="T27">void</text:span><text:span text:style-name="T28"> </text:span><text:span text:style-name="T27">decliner() {</text:span></text:p>
            <text:p text:style-name="P33"><text:span text:style-name="T27">age</text:span><text:span text:style-name="T28"> </text:span><text:span text:style-name="T27">+= 1;</text:span></text:p>
            <text:p text:style-name="P33"><text:span text:style-name="T27">contrat</text:span><text:span text:style-name="T28"> </text:span><text:span text:style-name="T27">-= 1;</text:span></text:p>
            <text:p text:style-name="P33"><text:span text:style-name="T27">if</text:span><text:span text:style-name="T28"> </text:span><text:span text:style-name="T27">(age</text:span><text:span text:style-name="T28"> </text:span><text:span text:style-name="T27">&gt;= seuilAge) {</text:span></text:p>
            <text:p text:style-name="P33"><text:span text:style-name="T27">capacite</text:span><text:span text:style-name="T28"> </text:span><text:span text:style-name="T27">-= capaciteDeclin;</text:span></text:p>
            <text:p text:style-name="P36">}</text:p>
            <text:p text:style-name="P36">}</text:p>
            <text:p text:style-name="P32"> </text:p>
            <text:p text:style-name="P36">/**</text:p>
            <text:p text:style-name="P36">* augmenter la capacite grace au coach</text:p>
            <text:p text:style-name="P36">*/</text:p>
            <text:p text:style-name="P33"><text:span text:style-name="T27">public</text:span><text:span text:style-name="T28"> </text:span><text:span text:style-name="T27">void</text:span><text:span text:style-name="T28"> </text:span><text:span text:style-name="T27">augmenterCapacite(Coach</text:span><text:span text:style-name="T28"> </text:span><text:span text:style-name="T27">c) {</text:span></text:p>
            <text:p text:style-name="P33"><text:span text:style-name="T27">this.capacite</text:span><text:span text:style-name="T28"> </text:span><text:span text:style-name="T27">+= c.getCapacite();</text:span></text:p>
            <text:p text:style-name="P36">}</text:p>
            <text:p text:style-name="P32"><text:soft-page-break/> </text:p>
            <text:p text:style-name="P36">/**</text:p>
            <text:p text:style-name="P36">* afficher des information pour l'utilisateur</text:p>
            <text:p text:style-name="P36">*/</text:p>
            <text:p text:style-name="P33"><text:span text:style-name="T27">@Override</text:span></text:p>
            <text:p text:style-name="P33"><text:span text:style-name="T27">public</text:span><text:span text:style-name="T28"> </text:span><text:span text:style-name="T27">void</text:span><text:span text:style-name="T28"> </text:span><text:span text:style-name="T27">sePresenter() {</text:span></text:p>
            <text:p text:style-name="P33"><text:span text:style-name="T27">System.out.println(this.toString());</text:span></text:p>
            <text:p text:style-name="P36">}</text:p>
            <text:p text:style-name="P32"> </text:p>
            <text:p text:style-name="P33"><text:span text:style-name="T27">@Override</text:span></text:p>
            <text:p text:style-name="P33"><text:span text:style-name="T27">public</text:span><text:span text:style-name="T28"> </text:span><text:span text:style-name="T27">String</text:span><text:span text:style-name="T28"> </text:span><text:span text:style-name="T27">toString() {</text:span></text:p>
            <text:p text:style-name="P33"><text:span text:style-name="T27">return</text:span><text:span text:style-name="T28"> </text:span><text:span text:style-name="T27">"Joueur [nom="</text:span><text:span text:style-name="T28"> </text:span><text:span text:style-name="T27">+ nom</text:span><text:span text:style-name="T28"> </text:span><text:span text:style-name="T27">+ ", age="</text:span><text:span text:style-name="T28"> </text:span><text:span text:style-name="T27">+ age</text:span><text:span text:style-name="T28"> </text:span><text:span text:style-name="T27">+ ", capacite="</text:span><text:span text:style-name="T28"> </text:span><text:span text:style-name="T27">+ capacite</text:span><text:span text:style-name="T28"> </text:span><text:span text:style-name="T27">+ ", contrat="</text:span><text:span text:style-name="T28"> </text:span><text:span text:style-name="T27">+ contrat</text:span><text:span text:style-name="T28"> </text:span><text:span text:style-name="T27">+ ", salaire="</text:span><text:span text:style-name="T28"> </text:span><text:span text:style-name="T27">+ salaire</text:span><text:span text:style-name="T28"> </text:span><text:span text:style-name="T27">+ "]\n";</text:span></text:p>
            <text:p text:style-name="P36">}</text:p>
            <text:p text:style-name="P32"> </text:p>
            <text:p text:style-name="P36">// getters and setters</text:p>
            <text:p text:style-name="P33"><text:span text:style-name="T27">public</text:span><text:span text:style-name="T28"> </text:span><text:span text:style-name="T27">int</text:span><text:span text:style-name="T28"> </text:span><text:span text:style-name="T27">getCapacite() {</text:span></text:p>
            <text:p text:style-name="P33"><text:span text:style-name="T27">return</text:span><text:span text:style-name="T28"> </text:span><text:span text:style-name="T27">capacite;</text:span></text:p>
            <text:p text:style-name="P36">}</text:p>
            <text:p text:style-name="P32"> </text:p>
            <text:p text:style-name="P33"><text:span text:style-name="T27">public</text:span><text:span text:style-name="T28"> </text:span><text:span text:style-name="T27">void</text:span><text:span text:style-name="T28"> </text:span><text:span text:style-name="T27">setCapacite(int</text:span><text:span text:style-name="T28"> </text:span><text:span text:style-name="T27">capacite) {</text:span></text:p>
            <text:p text:style-name="P33"><text:span text:style-name="T27">this.capacite</text:span><text:span text:style-name="T28"> </text:span><text:span text:style-name="T27">= capacite;</text:span></text:p>
            <text:p text:style-name="P33"><text:span text:style-name="T27">if(capacite</text:span><text:span text:style-name="T28"> </text:span><text:span text:style-name="T27">&gt;= 100){</text:span></text:p>
            <text:p text:style-name="P33"><text:span text:style-name="T27">capacite</text:span><text:span text:style-name="T28"> </text:span><text:span text:style-name="T27">= 100;</text:span></text:p>
            <text:p text:style-name="P36">}</text:p>
            <text:p text:style-name="P36"><text:soft-page-break/>}</text:p>
            <text:p text:style-name="P32"> </text:p>
            <text:p text:style-name="P33"><text:span text:style-name="T27">public</text:span><text:span text:style-name="T28"> </text:span><text:span text:style-name="T27">int</text:span><text:span text:style-name="T28"> </text:span><text:span text:style-name="T27">getAge() {</text:span></text:p>
            <text:p text:style-name="P33"><text:span text:style-name="T27">return</text:span><text:span text:style-name="T28"> </text:span><text:span text:style-name="T27">age;</text:span></text:p>
            <text:p text:style-name="P36">}</text:p>
            <text:p text:style-name="P32"> </text:p>
            <text:p text:style-name="P33"><text:span text:style-name="T27">public</text:span><text:span text:style-name="T28"> </text:span><text:span text:style-name="T27">void</text:span><text:span text:style-name="T28"> </text:span><text:span text:style-name="T27">setAge(int</text:span><text:span text:style-name="T28"> </text:span><text:span text:style-name="T27">age) {</text:span></text:p>
            <text:p text:style-name="P33"><text:span text:style-name="T27">this.age</text:span><text:span text:style-name="T28"> </text:span><text:span text:style-name="T27">= age;</text:span></text:p>
            <text:p text:style-name="P36">}</text:p>
            <text:p text:style-name="P32"> </text:p>
            <text:p text:style-name="P33"><text:span text:style-name="T27">public</text:span><text:span text:style-name="T28"> </text:span><text:span text:style-name="T27">int</text:span><text:span text:style-name="T28"> </text:span><text:span text:style-name="T27">getContrat() {</text:span></text:p>
            <text:p text:style-name="P33"><text:span text:style-name="T27">return</text:span><text:span text:style-name="T28"> </text:span><text:span text:style-name="T27">contrat;</text:span></text:p>
            <text:p text:style-name="P36">}</text:p>
            <text:p text:style-name="P32"> </text:p>
            <text:p text:style-name="P33"><text:span text:style-name="T27">public</text:span><text:span text:style-name="T28"> </text:span><text:span text:style-name="T27">void</text:span><text:span text:style-name="T28"> </text:span><text:span text:style-name="T27">setContrat(int</text:span><text:span text:style-name="T28"> </text:span><text:span text:style-name="T27">contrat) {</text:span></text:p>
            <text:p text:style-name="P33"><text:span text:style-name="T27">this.contrat</text:span><text:span text:style-name="T28"> </text:span><text:span text:style-name="T27">= contrat;</text:span></text:p>
            <text:p text:style-name="P36">}</text:p>
            <text:p text:style-name="P32"> </text:p>
            <text:p text:style-name="P33"><text:span text:style-name="T27">public</text:span><text:span text:style-name="T28"> </text:span><text:span text:style-name="T27">static</text:span><text:span text:style-name="T28"> </text:span><text:span text:style-name="T27">int</text:span><text:span text:style-name="T28"> </text:span><text:span text:style-name="T27">getSeuilAge() {</text:span></text:p>
            <text:p text:style-name="P33"><text:span text:style-name="T27">return</text:span><text:span text:style-name="T28"> </text:span><text:span text:style-name="T27">seuilAge;</text:span></text:p>
            <text:p text:style-name="P36">}</text:p>
            <text:p text:style-name="P32"> </text:p>
            <text:p text:style-name="P33"><text:span text:style-name="T27">public</text:span><text:span text:style-name="T28"> </text:span><text:span text:style-name="T27">static</text:span><text:span text:style-name="T28"> </text:span><text:span text:style-name="T27">void</text:span><text:span text:style-name="T28"> </text:span><text:span text:style-name="T27">setSeuilAge(int</text:span><text:span text:style-name="T28"> </text:span><text:span text:style-name="T27">seuilAge) {</text:span></text:p>
            <text:p text:style-name="P33"><text:span text:style-name="T27">Joueur.seuilAge</text:span><text:span text:style-name="T28"> </text:span><text:span text:style-name="T27">= seuilAge;</text:span></text:p>
            <text:p text:style-name="P36"><text:soft-page-break/>}</text:p>
            <text:p text:style-name="P32"> </text:p>
            <text:p text:style-name="P33"><text:span text:style-name="T27">public</text:span><text:span text:style-name="T28"> </text:span><text:span text:style-name="T27">static</text:span><text:span text:style-name="T28"> </text:span><text:span text:style-name="T27">int</text:span><text:span text:style-name="T28"> </text:span><text:span text:style-name="T27">getContratDefaut() {</text:span></text:p>
            <text:p text:style-name="P33"><text:span text:style-name="T27">return</text:span><text:span text:style-name="T28"> </text:span><text:span text:style-name="T27">contratDefaut;</text:span></text:p>
            <text:p text:style-name="P36">}</text:p>
            <text:p text:style-name="P32"> </text:p>
            <text:p text:style-name="P33"><text:span text:style-name="T27">public</text:span><text:span text:style-name="T28"> </text:span><text:span text:style-name="T27">static</text:span><text:span text:style-name="T28"> </text:span><text:span text:style-name="T27">void</text:span><text:span text:style-name="T28"> </text:span><text:span text:style-name="T27">setContratDefaut(int</text:span><text:span text:style-name="T28"> </text:span><text:span text:style-name="T27">contratDefaut) {</text:span></text:p>
            <text:p text:style-name="P33"><text:span text:style-name="T27">Joueur.contratDefaut</text:span><text:span text:style-name="T28"> </text:span><text:span text:style-name="T27">= contratDefaut;</text:span></text:p>
            <text:p text:style-name="P36">}</text:p>
            <text:p text:style-name="P32"> </text:p>
            <text:p text:style-name="P33"><text:span text:style-name="T27">public</text:span><text:span text:style-name="T28"> </text:span><text:span text:style-name="T27">static</text:span><text:span text:style-name="T28"> </text:span><text:span text:style-name="T27">int</text:span><text:span text:style-name="T28"> </text:span><text:span text:style-name="T27">getAgeDefaut() {</text:span></text:p>
            <text:p text:style-name="P33"><text:span text:style-name="T27">return</text:span><text:span text:style-name="T28"> </text:span><text:span text:style-name="T27">ageDefaut;</text:span></text:p>
            <text:p text:style-name="P36">}</text:p>
            <text:p text:style-name="P32"> </text:p>
            <text:p text:style-name="P33"><text:span text:style-name="T27">public</text:span><text:span text:style-name="T28"> </text:span><text:span text:style-name="T27">static</text:span><text:span text:style-name="T28"> </text:span><text:span text:style-name="T27">void</text:span><text:span text:style-name="T28"> </text:span><text:span text:style-name="T27">setAgeDefaut(int</text:span><text:span text:style-name="T28"> </text:span><text:span text:style-name="T27">ageDefaut) {</text:span></text:p>
            <text:p text:style-name="P33"><text:span text:style-name="T27">Joueur.ageDefaut</text:span><text:span text:style-name="T28"> </text:span><text:span text:style-name="T27">= ageDefaut;</text:span></text:p>
            <text:p text:style-name="P36">}</text:p>
            <text:p text:style-name="P32"> </text:p>
            <text:p text:style-name="P33"><text:span text:style-name="T27">public</text:span><text:span text:style-name="T28"> </text:span><text:span text:style-name="T27">boolean</text:span><text:span text:style-name="T28"> </text:span><text:span text:style-name="T27">equals(Joueur</text:span><text:span text:style-name="T28"> </text:span><text:span text:style-name="T27">joueurCmp){ </text:span></text:p>
            <text:p text:style-name="P33"><text:span text:style-name="T27">if(this.capacite</text:span><text:span text:style-name="T28"> </text:span><text:span text:style-name="T27">!= joueurCmp.capacite</text:span><text:span text:style-name="T28"> </text:span><text:span text:style-name="T27">|| this.age</text:span><text:span text:style-name="T28"> </text:span><text:span text:style-name="T27">!= joueurCmp.age</text:span><text:span text:style-name="T28"> </text:span><text:span text:style-name="T27">|| this.contrat</text:span><text:span text:style-name="T28"> </text:span><text:span text:style-name="T27">!= joueurCmp.contrat)</text:span></text:p>
            <text:p text:style-name="P33"><text:span text:style-name="T27">return</text:span><text:span text:style-name="T28"> </text:span><text:span text:style-name="T27">false;</text:span></text:p>
            <text:p text:style-name="P33"><text:span text:style-name="T27">return</text:span><text:span text:style-name="T28"> </text:span><text:span text:style-name="T27">true;</text:span></text:p>
            <text:p text:style-name="P36">}</text:p>
            <text:p text:style-name="P32"> </text:p>
            <text:p text:style-name="P33"><text:soft-page-break/><text:span text:style-name="T27">public</text:span><text:span text:style-name="T28"> </text:span><text:span text:style-name="T27">Joueur</text:span><text:span text:style-name="T28"> </text:span><text:span text:style-name="T27">clone(){</text:span></text:p>
            <text:p text:style-name="P33"><text:span text:style-name="T27">return</text:span><text:span text:style-name="T28"> </text:span><text:span text:style-name="T27">new</text:span><text:span text:style-name="T28"> </text:span><text:span text:style-name="T27">Joueur(this);</text:span></text:p>
            <text:p text:style-name="P36">}</text:p>
            <text:p text:style-name="P36">}</text:p>
            <text:p text:style-name="P32"> </text:p>
            <text:p text:style-name="P33"><text:span text:style-name="T27">class</text:span><text:span text:style-name="T28"> </text:span><text:span text:style-name="T27">Main</text:span><text:span text:style-name="T28"> </text:span><text:span text:style-name="T27">{</text:span></text:p>
            <text:p text:style-name="P33"><text:span text:style-name="T27">public</text:span><text:span text:style-name="T28"> </text:span><text:span text:style-name="T27">static</text:span><text:span text:style-name="T28"> </text:span><text:span text:style-name="T27">void</text:span><text:span text:style-name="T28"> </text:span><text:span text:style-name="T27">main(String[] args) {</text:span></text:p>
            <text:p text:style-name="P34"> </text:p>
            <text:p text:style-name="P33"><text:span text:style-name="T27">Club</text:span><text:span text:style-name="T28"> </text:span><text:span text:style-name="T27">clubSimu</text:span><text:span text:style-name="T28"> </text:span><text:span text:style-name="T27">= new</text:span><text:span text:style-name="T28"> </text:span><text:span text:style-name="T27">Club();</text:span></text:p>
            <text:p text:style-name="P33"><text:span text:style-name="T27">clubSimu.init();</text:span></text:p>
            <text:p text:style-name="P32"> </text:p>
            <text:p text:style-name="P33"><text:span text:style-name="T27">try{</text:span></text:p>
            <text:p text:style-name="P33"><text:span text:style-name="T27">clubSimu.run(Integer.parseInt(args[0]));</text:span></text:p>
            <text:p text:style-name="P36">}</text:p>
            <text:p text:style-name="P33"><text:span text:style-name="T27">catch(Exception</text:span><text:span text:style-name="T28"> </text:span><text:span text:style-name="T27">e){</text:span></text:p>
            <text:p text:style-name="P33"><text:span text:style-name="T27">clubSimu.run();</text:span></text:p>
            <text:p text:style-name="P36">}</text:p>
            <text:p text:style-name="P32"> </text:p>
            <text:p text:style-name="P33"><text:span text:style-name="T27">System.out.println("Pour gerer le nombre d'annee a tourne, tapez comme 'java Main 16' pour une boucle de 16 annee.");</text:span></text:p>
            <text:p text:style-name="P36">}</text:p>
            <text:p text:style-name="P36">}</text:p>
            <text:p text:style-name="P24"> </text:p>
            <text:p text:style-name="P36">/**</text:p>
            <text:p text:style-name="P36">* Logiquement un manager assure le bon fonctionnement financier d'un club</text:p>
            <text:p text:style-name="P36"><text:soft-page-break/>* Ici on le manager represente tout le groupe logistique</text:p>
            <text:p text:style-name="P36">*/</text:p>
            <text:p text:style-name="P33"><text:span text:style-name="T27">public</text:span><text:span text:style-name="T28"> </text:span><text:span text:style-name="T27">class</text:span><text:span text:style-name="T28"> </text:span><text:span text:style-name="T27">Manager</text:span><text:span text:style-name="T28"> </text:span><text:span text:style-name="T27">extends</text:span><text:span text:style-name="T28"> </text:span><text:span text:style-name="T27">Personne{</text:span></text:p>
            <text:p text:style-name="P36">// attribut</text:p>
            <text:p text:style-name="P33"><text:span text:style-name="T27">public</text:span><text:span text:style-name="T28"> </text:span><text:span text:style-name="T27">static</text:span><text:span text:style-name="T28"> </text:span><text:span text:style-name="T27">final</text:span><text:span text:style-name="T28"> </text:span><text:span text:style-name="T27">double</text:span><text:span text:style-name="T28"> </text:span><text:span text:style-name="T27">salaireDefaut</text:span><text:span text:style-name="T28"> </text:span><text:span text:style-name="T27">= 1; // plus grand que salaire defaut d'une Personne</text:span></text:p>
            <text:p text:style-name="P33"><text:span text:style-name="T27">protected</text:span><text:span text:style-name="T28"> </text:span><text:span text:style-name="T27">static</text:span><text:span text:style-name="T28"> </text:span><text:span text:style-name="T27">double</text:span><text:span text:style-name="T28"> </text:span><text:span text:style-name="T27">addBenefice</text:span><text:span text:style-name="T28"> </text:span><text:span text:style-name="T27">= salaireDefaut*1.</text:span><text:span text:style-name="T28"> </text:span><text:span text:style-name="T27">; </text:span></text:p>
            <text:p text:style-name="P36">//méthode</text:p>
            <text:p text:style-name="P36">/***</text:p>
            <text:p text:style-name="P36">* constructeur avec salaire specife</text:p>
            <text:p text:style-name="P33"><text:span text:style-name="T27">* @param</text:span><text:span text:style-name="T28"> </text:span><text:span text:style-name="T27">salaire</text:span></text:p>
            <text:p text:style-name="P36">*/</text:p>
            <text:p text:style-name="P33"><text:span text:style-name="T27">public</text:span><text:span text:style-name="T28"> </text:span><text:span text:style-name="T27">Manager(double</text:span><text:span text:style-name="T28"> </text:span><text:span text:style-name="T27">salaire) {</text:span></text:p>
            <text:p text:style-name="P33"><text:span text:style-name="T27">super(salaire);</text:span></text:p>
            <text:p text:style-name="P34"> </text:p>
            <text:p text:style-name="P36">}</text:p>
            <text:p text:style-name="P32"> </text:p>
            <text:p text:style-name="P36">/**</text:p>
            <text:p text:style-name="P36">* constructeur par defaut</text:p>
            <text:p text:style-name="P36">*/</text:p>
            <text:p text:style-name="P33"><text:span text:style-name="T27">public</text:span><text:span text:style-name="T28"> </text:span><text:span text:style-name="T27">Manager() {</text:span></text:p>
            <text:p text:style-name="P33"><text:span text:style-name="T27">super(salaireDefaut);</text:span></text:p>
            <text:p text:style-name="P36">}</text:p>
            <text:p text:style-name="P32"> </text:p>
            <text:p text:style-name="P36">/**</text:p>
            <text:p text:style-name="P36"><text:soft-page-break/>* constructeur par copie</text:p>
            <text:p text:style-name="P36">*/</text:p>
            <text:p text:style-name="P33"><text:span text:style-name="T27">public</text:span><text:span text:style-name="T28"> </text:span><text:span text:style-name="T27">Manager(Manager</text:span><text:span text:style-name="T28"> </text:span><text:span text:style-name="T27">m) {</text:span></text:p>
            <text:p text:style-name="P33"><text:span text:style-name="T27">super(m.salaire);</text:span></text:p>
            <text:p text:style-name="P36">}</text:p>
            <text:p text:style-name="P32"> </text:p>
            <text:p text:style-name="P36">/**</text:p>
            <text:p text:style-name="P36">* afficher des information pour l'utilisateur</text:p>
            <text:p text:style-name="P36">*/</text:p>
            <text:p text:style-name="P33"><text:span text:style-name="T27">public</text:span><text:span text:style-name="T28"> </text:span><text:span text:style-name="T27">void</text:span><text:span text:style-name="T28"> </text:span><text:span text:style-name="T27">sePresenter()</text:span></text:p>
            <text:p text:style-name="P36">{</text:p>
            <text:p text:style-name="P33"><text:span text:style-name="T27">System.out.println(this.toString());</text:span></text:p>
            <text:p text:style-name="P36">}</text:p>
            <text:p text:style-name="P33"><text:span text:style-name="T27">@Override</text:span></text:p>
            <text:p text:style-name="P33"><text:span text:style-name="T27">public</text:span><text:span text:style-name="T28"> </text:span><text:span text:style-name="T27">String</text:span><text:span text:style-name="T28"> </text:span><text:span text:style-name="T27">toString() {</text:span></text:p>
            <text:p text:style-name="P33"><text:span text:style-name="T27">return</text:span><text:span text:style-name="T28"> </text:span><text:span text:style-name="T27">"Manager [nom="</text:span><text:span text:style-name="T28"> </text:span><text:span text:style-name="T27">+ nom</text:span><text:span text:style-name="T28"> </text:span><text:span text:style-name="T27">+ ", salaire="</text:span><text:span text:style-name="T28"> </text:span><text:span text:style-name="T27">+ salaire</text:span><text:span text:style-name="T28"> </text:span><text:span text:style-name="T27">+ "]\n";</text:span></text:p>
            <text:p text:style-name="P36">}</text:p>
            <text:p text:style-name="P32"> </text:p>
            <text:p text:style-name="P36">}</text:p>
            <text:p text:style-name="P24"> </text:p>
            <text:p text:style-name="P36">/**</text:p>
            <text:p text:style-name="P36">* le singleton cette classe contient des donnees du match</text:p>
            <text:p text:style-name="P36">*/</text:p>
            <text:p text:style-name="P33"><text:span text:style-name="T27">public</text:span><text:span text:style-name="T28"> </text:span><text:span text:style-name="T27">final</text:span><text:span text:style-name="T28"> </text:span><text:span text:style-name="T27">class</text:span><text:span text:style-name="T28"> </text:span><text:span text:style-name="T27">Match</text:span><text:span text:style-name="T28"> </text:span><text:span text:style-name="T27">{</text:span></text:p>
            <text:p text:style-name="P33"><text:soft-page-break/><text:span text:style-name="T27">private</text:span><text:span text:style-name="T28"> </text:span><text:span text:style-name="T27">static</text:span><text:span text:style-name="T28"> </text:span><text:span text:style-name="T27">Match</text:span><text:span text:style-name="T28"> </text:span><text:span text:style-name="T27">match;</text:span></text:p>
            <text:p text:style-name="P33"><text:span text:style-name="T27">public</text:span><text:span text:style-name="T28"> </text:span><text:span text:style-name="T27">final</text:span><text:span text:style-name="T28"> </text:span><text:span text:style-name="T27">static</text:span><text:span text:style-name="T28"> </text:span><text:span text:style-name="T27">double</text:span><text:span text:style-name="T28"> </text:span><text:span text:style-name="T27">beneficeMatch</text:span><text:span text:style-name="T28"> </text:span><text:span text:style-name="T27">= 10.;</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MIN</text:span><text:span text:style-name="T28"> </text:span><text:span text:style-name="T27">= 55;</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MAX</text:span><text:span text:style-name="T28"> </text:span><text:span text:style-name="T27">= 95;</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NOMBREDEMATCH</text:span><text:span text:style-name="T28"> </text:span><text:span text:style-name="T27">= 80;</text:span></text:p>
            <text:p text:style-name="P33"><text:span text:style-name="T27">private</text:span><text:span text:style-name="T28"> </text:span><text:span text:style-name="T27">int</text:span><text:span text:style-name="T28"> </text:span><text:span text:style-name="T27">capaciteNotre;</text:span></text:p>
            <text:p text:style-name="P33"><text:span text:style-name="T27">private</text:span><text:span text:style-name="T28"> </text:span><text:span text:style-name="T27">int</text:span><text:span text:style-name="T28"> </text:span><text:span text:style-name="T27">capaciteAdversaire;</text:span></text:p>
            <text:p text:style-name="P33"><text:span text:style-name="T27">private</text:span><text:span text:style-name="T28"> </text:span><text:span text:style-name="T27">int</text:span><text:span text:style-name="T28"> </text:span><text:span text:style-name="T27">nbVictoire;</text:span></text:p>
            <text:p text:style-name="P33"><text:span text:style-name="T27">private</text:span><text:span text:style-name="T28"> </text:span><text:span text:style-name="T27">int</text:span><text:span text:style-name="T28"> </text:span><text:span text:style-name="T27">nbDefaite;</text:span></text:p>
            <text:p text:style-name="P36">/**</text:p>
            <text:p text:style-name="P36">* creer un match a partir de la capacite de toute l'equipe</text:p>
            <text:p text:style-name="P36">* </text:p>
            <text:p text:style-name="P33"><text:span text:style-name="T27">* @param</text:span><text:span text:style-name="T28"> </text:span><text:span text:style-name="T27">capaciteNotre</text:span></text:p>
            <text:p text:style-name="P36">*/</text:p>
            <text:p text:style-name="P33"><text:span text:style-name="T27">private</text:span><text:span text:style-name="T28"> </text:span><text:span text:style-name="T27">Match(int</text:span><text:span text:style-name="T28"> </text:span><text:span text:style-name="T27">capaciteNotre) {</text:span></text:p>
            <text:p text:style-name="P33"><text:span text:style-name="T27">this.capaciteNotre</text:span><text:span text:style-name="T28"> </text:span><text:span text:style-name="T27">= capaciteNotre;</text:span></text:p>
            <text:p text:style-name="P36">}</text:p>
            <text:p text:style-name="P36">/**</text:p>
            <text:p text:style-name="P36">* calculer le nombre de vitoires et de defaites tourner NOMBREDEMATCH fois</text:p>
            <text:p text:style-name="P36">* capaciteAdversaire est tiree entre MIN et MAX</text:p>
            <text:p text:style-name="P36">*/</text:p>
            <text:p text:style-name="P33"><text:span text:style-name="T27">public</text:span><text:span text:style-name="T28"> </text:span><text:span text:style-name="T27">void</text:span><text:span text:style-name="T28"> </text:span><text:span text:style-name="T27">resultMatch() {</text:span></text:p>
            <text:p text:style-name="P33"><text:span text:style-name="T27">for</text:span><text:span text:style-name="T28"> </text:span><text:span text:style-name="T27">(int</text:span><text:span text:style-name="T28"> </text:span><text:span text:style-name="T27">i</text:span><text:span text:style-name="T28"> </text:span><text:span text:style-name="T27">= 0; i</text:span><text:span text:style-name="T28"> </text:span><text:span text:style-name="T27">&lt; NOMBREDEMATCH; i++) {</text:span></text:p>
            <text:p text:style-name="P33"><text:span text:style-name="T27">capaciteAdversaire</text:span><text:span text:style-name="T28"> </text:span><text:span text:style-name="T27">= Outil.aleatoireIntEntre(MIN, MAX);</text:span></text:p>
            <text:p text:style-name="P33"><text:soft-page-break/><text:span text:style-name="T27">if</text:span><text:span text:style-name="T28"> </text:span><text:span text:style-name="T27">(capaciteNotre</text:span><text:span text:style-name="T28"> </text:span><text:span text:style-name="T27">&gt; capaciteAdversaire) {</text:span></text:p>
            <text:p text:style-name="P33"><text:span text:style-name="T27">nbVictoire++;</text:span></text:p>
            <text:p text:style-name="P33"><text:span text:style-name="T27">} else</text:span><text:span text:style-name="T28"> </text:span><text:span text:style-name="T27">{</text:span></text:p>
            <text:p text:style-name="P33"><text:span text:style-name="T27">nbDefaite++;</text:span></text:p>
            <text:p text:style-name="P36">}</text:p>
            <text:p text:style-name="P36">}</text:p>
            <text:p text:style-name="P33"><text:span text:style-name="T27">System.out</text:span></text:p>
            <text:p text:style-name="P33"><text:span text:style-name="T27">.println("Dans cette competition, l'equipe a gagne "</text:span><text:span text:style-name="T28"> </text:span><text:span text:style-name="T27">+ nbVictoire</text:span><text:span text:style-name="T28"> </text:span><text:span text:style-name="T27">+ " fois, et a perdu "</text:span><text:span text:style-name="T28"> </text:span><text:span text:style-name="T27">+ nbDefaite</text:span><text:span text:style-name="T28"> </text:span><text:span text:style-name="T27">+ "fois.");</text:span></text:p>
            <text:p text:style-name="P36">}</text:p>
            <text:p text:style-name="P33"><text:span text:style-name="T27">public</text:span><text:span text:style-name="T28"> </text:span><text:span text:style-name="T27">final</text:span><text:span text:style-name="T28"> </text:span><text:span text:style-name="T27">static</text:span><text:span text:style-name="T28"> </text:span><text:span text:style-name="T27">Match</text:span><text:span text:style-name="T28"> </text:span><text:span text:style-name="T27">getMatch() {</text:span></text:p>
            <text:p text:style-name="P33"><text:span text:style-name="T27">if</text:span><text:span text:style-name="T28"> </text:span><text:span text:style-name="T27">(match</text:span><text:span text:style-name="T28"> </text:span><text:span text:style-name="T27">!= null) {</text:span></text:p>
            <text:p text:style-name="P33"><text:span text:style-name="T27">return</text:span><text:span text:style-name="T28"> </text:span><text:span text:style-name="T27">match;</text:span></text:p>
            <text:p text:style-name="P33"><text:span text:style-name="T27">} else</text:span><text:span text:style-name="T28"> </text:span><text:span text:style-name="T27">{</text:span></text:p>
            <text:p text:style-name="P33"><text:span text:style-name="T27">System.out.println("L'equipe ne s'engage dans aucun match.");</text:span></text:p>
            <text:p text:style-name="P33"><text:span text:style-name="T27">return</text:span><text:span text:style-name="T28"> </text:span><text:span text:style-name="T27">null;</text:span></text:p>
            <text:p text:style-name="P36">}</text:p>
            <text:p text:style-name="P36">}</text:p>
            <text:p text:style-name="P33"><text:span text:style-name="T27">public</text:span><text:span text:style-name="T28"> </text:span><text:span text:style-name="T27">final</text:span><text:span text:style-name="T28"> </text:span><text:span text:style-name="T27">static</text:span><text:span text:style-name="T28"> </text:span><text:span text:style-name="T27">Match</text:span><text:span text:style-name="T28"> </text:span><text:span text:style-name="T27">getMatch(int</text:span><text:span text:style-name="T28"> </text:span><text:span text:style-name="T27">capaciteNotre) {</text:span></text:p>
            <text:p text:style-name="P33"><text:span text:style-name="T27">match</text:span><text:span text:style-name="T28"> </text:span><text:span text:style-name="T27">= new</text:span><text:span text:style-name="T28"> </text:span><text:span text:style-name="T27">Match(capaciteNotre);</text:span></text:p>
            <text:p text:style-name="P33"><text:span text:style-name="T27">return</text:span><text:span text:style-name="T28"> </text:span><text:span text:style-name="T27">match;</text:span></text:p>
            <text:p text:style-name="P36">}</text:p>
            <text:p text:style-name="P36">/**</text:p>
            <text:p text:style-name="P36">* supprimer le singleton</text:p>
            <text:p text:style-name="P36"><text:soft-page-break/>*/</text:p>
            <text:p text:style-name="P33"><text:span text:style-name="T27">public</text:span><text:span text:style-name="T28"> </text:span><text:span text:style-name="T27">void</text:span><text:span text:style-name="T28"> </text:span><text:span text:style-name="T27">finirMatch() {</text:span></text:p>
            <text:p text:style-name="P33"><text:span text:style-name="T27">nbVictoire</text:span><text:span text:style-name="T28"> </text:span><text:span text:style-name="T27">= 0;</text:span></text:p>
            <text:p text:style-name="P33"><text:span text:style-name="T27">nbDefaite</text:span><text:span text:style-name="T28"> </text:span><text:span text:style-name="T27">= 0;</text:span></text:p>
            <text:p text:style-name="P33"><text:span text:style-name="T27">match</text:span><text:span text:style-name="T28"> </text:span><text:span text:style-name="T27">= null;</text:span></text:p>
            <text:p text:style-name="P36">}</text:p>
            <text:p text:style-name="P33"><text:span text:style-name="T27">public</text:span><text:span text:style-name="T28"> </text:span><text:span text:style-name="T27">int</text:span><text:span text:style-name="T28"> </text:span><text:span text:style-name="T27">getCapaciteNotre() {</text:span></text:p>
            <text:p text:style-name="P33"><text:span text:style-name="T27">return</text:span><text:span text:style-name="T28"> </text:span><text:span text:style-name="T27">capaciteNotre;</text:span></text:p>
            <text:p text:style-name="P36">}</text:p>
            <text:p text:style-name="P33"><text:span text:style-name="T27">public</text:span><text:span text:style-name="T28"> </text:span><text:span text:style-name="T27">void</text:span><text:span text:style-name="T28"> </text:span><text:span text:style-name="T27">setCapaciteNotre(int</text:span><text:span text:style-name="T28"> </text:span><text:span text:style-name="T27">capaciteNotre) {</text:span></text:p>
            <text:p text:style-name="P33"><text:span text:style-name="T27">this.capaciteNotre</text:span><text:span text:style-name="T28"> </text:span><text:span text:style-name="T27">= capaciteNotre;</text:span></text:p>
            <text:p text:style-name="P36">}</text:p>
            <text:p text:style-name="P33"><text:span text:style-name="T27">public</text:span><text:span text:style-name="T28"> </text:span><text:span text:style-name="T27">int</text:span><text:span text:style-name="T28"> </text:span><text:span text:style-name="T27">getCapaciteAdversaire() {</text:span></text:p>
            <text:p text:style-name="P33"><text:span text:style-name="T27">return</text:span><text:span text:style-name="T28"> </text:span><text:span text:style-name="T27">capaciteAdversaire;</text:span></text:p>
            <text:p text:style-name="P36">}</text:p>
            <text:p text:style-name="P33"><text:span text:style-name="T27">public</text:span><text:span text:style-name="T28"> </text:span><text:span text:style-name="T27">void</text:span><text:span text:style-name="T28"> </text:span><text:span text:style-name="T27">setCapaciteAdversaire(int</text:span><text:span text:style-name="T28"> </text:span><text:span text:style-name="T27">capaciteAdversaire) {</text:span></text:p>
            <text:p text:style-name="P33"><text:span text:style-name="T27">this.capaciteAdversaire</text:span><text:span text:style-name="T28"> </text:span><text:span text:style-name="T27">= capaciteAdversaire;</text:span></text:p>
            <text:p text:style-name="P36">}</text:p>
            <text:p text:style-name="P33"><text:span text:style-name="T27">public</text:span><text:span text:style-name="T28"> </text:span><text:span text:style-name="T27">int</text:span><text:span text:style-name="T28"> </text:span><text:span text:style-name="T27">getNbVictoire() {</text:span></text:p>
            <text:p text:style-name="P33"><text:span text:style-name="T27">return</text:span><text:span text:style-name="T28"> </text:span><text:span text:style-name="T27">nbVictoire;</text:span></text:p>
            <text:p text:style-name="P36">}</text:p>
            <text:p text:style-name="P33"><text:span text:style-name="T27">public</text:span><text:span text:style-name="T28"> </text:span><text:span text:style-name="T27">void</text:span><text:span text:style-name="T28"> </text:span><text:span text:style-name="T27">setNbVictoire(int</text:span><text:span text:style-name="T28"> </text:span><text:span text:style-name="T27">nbVictoire) {</text:span></text:p>
            <text:p text:style-name="P33"><text:span text:style-name="T27">this.nbVictoire</text:span><text:span text:style-name="T28"> </text:span><text:span text:style-name="T27">= nbVictoire;</text:span></text:p>
            <text:p text:style-name="P36">}</text:p>
            <text:p text:style-name="P33"><text:soft-page-break/><text:span text:style-name="T27">public</text:span><text:span text:style-name="T28"> </text:span><text:span text:style-name="T27">int</text:span><text:span text:style-name="T28"> </text:span><text:span text:style-name="T27">getNbDefaite() {</text:span></text:p>
            <text:p text:style-name="P33"><text:span text:style-name="T27">return</text:span><text:span text:style-name="T28"> </text:span><text:span text:style-name="T27">nbDefaite;</text:span></text:p>
            <text:p text:style-name="P36">}</text:p>
            <text:p text:style-name="P33"><text:span text:style-name="T27">public</text:span><text:span text:style-name="T28"> </text:span><text:span text:style-name="T27">void</text:span><text:span text:style-name="T28"> </text:span><text:span text:style-name="T27">setNbDefaite(int</text:span><text:span text:style-name="T28"> </text:span><text:span text:style-name="T27">nbDefaite) {</text:span></text:p>
            <text:p text:style-name="P33"><text:span text:style-name="T27">this.nbDefaite</text:span><text:span text:style-name="T28"> </text:span><text:span text:style-name="T27">= nbDefaite;</text:span></text:p>
            <text:p text:style-name="P36">}</text:p>
            <text:p text:style-name="P36">}</text:p>
            <text:p text:style-name="P33"><text:span text:style-name="T27">import</text:span><text:span text:style-name="T28"> </text:span><text:span text:style-name="T27">java.util.ArrayList;</text:span></text:p>
            <text:p text:style-name="P34"> </text:p>
            <text:p text:style-name="P36">/**</text:p>
            <text:p text:style-name="P36">* Cette classe ne comprend que des methodes</text:p>
            <text:p text:style-name="P36">* certaines sont des algorithme</text:p>
            <text:p text:style-name="P36">*/</text:p>
            <text:p text:style-name="P33"><text:span text:style-name="T27">public</text:span><text:span text:style-name="T28"> </text:span><text:span text:style-name="T27">class</text:span><text:span text:style-name="T28"> </text:span><text:span text:style-name="T27">Outil</text:span><text:span text:style-name="T28"> </text:span><text:span text:style-name="T27">{</text:span></text:p>
            <text:p text:style-name="P36">/**</text:p>
            <text:p text:style-name="P36">* </text:p>
            <text:p text:style-name="P33"><text:span text:style-name="T27">* @param</text:span><text:span text:style-name="T28"> </text:span><text:span text:style-name="T27">min</text:span></text:p>
            <text:p text:style-name="P33"><text:span text:style-name="T27">* @param</text:span><text:span text:style-name="T28"> </text:span><text:span text:style-name="T27">max</text:span></text:p>
            <text:p text:style-name="P33"><text:span text:style-name="T27">* @return</text:span><text:span text:style-name="T28"> </text:span><text:span text:style-name="T27">Un double dans [min, max)</text:span></text:p>
            <text:p text:style-name="P36">*/</text:p>
            <text:p text:style-name="P33"><text:span text:style-name="T27">public</text:span><text:span text:style-name="T28"> </text:span><text:span text:style-name="T27">static</text:span><text:span text:style-name="T28"> </text:span><text:span text:style-name="T27">double</text:span><text:span text:style-name="T28"> </text:span><text:span text:style-name="T27">aleatoireDoubleEntre(int</text:span><text:span text:style-name="T28"> </text:span><text:span text:style-name="T27">min, int</text:span><text:span text:style-name="T28"> </text:span><text:span text:style-name="T27">max) {</text:span></text:p>
            <text:p text:style-name="P33"><text:span text:style-name="T27">return</text:span><text:span text:style-name="T28"> </text:span><text:span text:style-name="T27">Math.random()*(max</text:span><text:span text:style-name="T28"> </text:span><text:span text:style-name="T27">- min) + min;</text:span></text:p>
            <text:p text:style-name="P36">}</text:p>
            <text:p text:style-name="P32"> </text:p>
            <text:p text:style-name="P36"><text:soft-page-break/>/**</text:p>
            <text:p text:style-name="P36">* </text:p>
            <text:p text:style-name="P33"><text:span text:style-name="T27">* @param</text:span><text:span text:style-name="T28"> </text:span><text:span text:style-name="T27">min</text:span></text:p>
            <text:p text:style-name="P33"><text:span text:style-name="T27">* @param</text:span><text:span text:style-name="T28"> </text:span><text:span text:style-name="T27">max</text:span></text:p>
            <text:p text:style-name="P33"><text:span text:style-name="T27">* @return</text:span><text:span text:style-name="T28"> </text:span><text:span text:style-name="T27">un entier entre [min, max]</text:span></text:p>
            <text:p text:style-name="P36">*/</text:p>
            <text:p text:style-name="P33"><text:span text:style-name="T27">public</text:span><text:span text:style-name="T28"> </text:span><text:span text:style-name="T27">static</text:span><text:span text:style-name="T28"> </text:span><text:span text:style-name="T27">int</text:span><text:span text:style-name="T28"> </text:span><text:span text:style-name="T27">aleatoireIntEntre(int</text:span><text:span text:style-name="T28"> </text:span><text:span text:style-name="T27">min, int</text:span><text:span text:style-name="T28"> </text:span><text:span text:style-name="T27">max){</text:span></text:p>
            <text:p text:style-name="P33"><text:span text:style-name="T27">return</text:span><text:span text:style-name="T28"> </text:span><text:span text:style-name="T27">(int) (Math.random()*(max</text:span><text:span text:style-name="T28"> </text:span><text:span text:style-name="T27">- min</text:span><text:span text:style-name="T28"> </text:span><text:span text:style-name="T27">+ 1) + min);</text:span></text:p>
            <text:p text:style-name="P36">}</text:p>
            <text:p text:style-name="P32"> </text:p>
            <text:p text:style-name="P36">/**</text:p>
            <text:p text:style-name="P36">* tirer une lettre aleatoire</text:p>
            <text:p text:style-name="P36">* pour le nom des personnes</text:p>
            <text:p text:style-name="P36">*/</text:p>
            <text:p text:style-name="P33"><text:span text:style-name="T27">public</text:span><text:span text:style-name="T28"> </text:span><text:span text:style-name="T27">static</text:span><text:span text:style-name="T28"> </text:span><text:span text:style-name="T27">char</text:span><text:span text:style-name="T28"> </text:span><text:span text:style-name="T27">aleatoireLettre(){</text:span></text:p>
            <text:p text:style-name="P33"><text:span text:style-name="T27">return</text:span><text:span text:style-name="T28"> </text:span><text:span text:style-name="T27">(char)((int)(Math.random()*26)+'A');</text:span></text:p>
            <text:p text:style-name="P36">}</text:p>
            <text:p text:style-name="P32"> </text:p>
            <text:p text:style-name="P36">/**</text:p>
            <text:p text:style-name="P36">* tirer une chaine de caracteres aleatoire</text:p>
            <text:p text:style-name="P36">* pour le nom des personnes</text:p>
            <text:p text:style-name="P36">*/</text:p>
            <text:p text:style-name="P33"><text:span text:style-name="T27">public</text:span><text:span text:style-name="T28"> </text:span><text:span text:style-name="T27">static</text:span><text:span text:style-name="T28"> </text:span><text:span text:style-name="T27">String</text:span><text:span text:style-name="T28"> </text:span><text:span text:style-name="T27">aleatoireChaine(){</text:span></text:p>
            <text:p text:style-name="P33"><text:span text:style-name="T27">String</text:span><text:span text:style-name="T28"> </text:span><text:span text:style-name="T27">s</text:span><text:span text:style-name="T28"> </text:span><text:span text:style-name="T27">= "";</text:span></text:p>
            <text:p text:style-name="P33"><text:soft-page-break/><text:span text:style-name="T27">for(int</text:span><text:span text:style-name="T28"> </text:span><text:span text:style-name="T27">i</text:span><text:span text:style-name="T28"> </text:span><text:span text:style-name="T27">= 0; i</text:span><text:span text:style-name="T28"> </text:span><text:span text:style-name="T27">&lt; 3; i++){</text:span></text:p>
            <text:p text:style-name="P33"><text:span text:style-name="T27">s</text:span><text:span text:style-name="T28"> </text:span><text:span text:style-name="T27">+= aleatoireLettre();</text:span></text:p>
            <text:p text:style-name="P36">}</text:p>
            <text:p text:style-name="P33"><text:span text:style-name="T27">return</text:span><text:span text:style-name="T28"> </text:span><text:span text:style-name="T27">s;</text:span></text:p>
            <text:p text:style-name="P36">}</text:p>
            <text:p text:style-name="P32"> </text:p>
            <text:p text:style-name="P36">/**</text:p>
            <text:p text:style-name="P36">* tirer n caracteres aleatoire</text:p>
            <text:p text:style-name="P36">* pour le nom des personnes</text:p>
            <text:p text:style-name="P33"><text:span text:style-name="T27">* @param</text:span><text:span text:style-name="T28"> </text:span><text:span text:style-name="T27">n</text:span></text:p>
            <text:p text:style-name="P36">*/</text:p>
            <text:p text:style-name="P33"><text:span text:style-name="T27">public</text:span><text:span text:style-name="T28"> </text:span><text:span text:style-name="T27">static</text:span><text:span text:style-name="T28"> </text:span><text:span text:style-name="T27">String</text:span><text:span text:style-name="T28"> </text:span><text:span text:style-name="T27">aleatoireChaine(int</text:span><text:span text:style-name="T28"> </text:span><text:span text:style-name="T27">n){</text:span></text:p>
            <text:p text:style-name="P33"><text:span text:style-name="T27">String</text:span><text:span text:style-name="T28"> </text:span><text:span text:style-name="T27">s</text:span><text:span text:style-name="T28"> </text:span><text:span text:style-name="T27">= "";</text:span></text:p>
            <text:p text:style-name="P33"><text:span text:style-name="T27">for(int</text:span><text:span text:style-name="T28"> </text:span><text:span text:style-name="T27">i</text:span><text:span text:style-name="T28"> </text:span><text:span text:style-name="T27">= 0; i</text:span><text:span text:style-name="T28"> </text:span><text:span text:style-name="T27">&lt; n; i++){</text:span></text:p>
            <text:p text:style-name="P33"><text:span text:style-name="T27">s</text:span><text:span text:style-name="T28"> </text:span><text:span text:style-name="T27">+= aleatoireLettre();</text:span></text:p>
            <text:p text:style-name="P36">}</text:p>
            <text:p text:style-name="P33"><text:span text:style-name="T27">return</text:span><text:span text:style-name="T28"> </text:span><text:span text:style-name="T27">s;</text:span></text:p>
            <text:p text:style-name="P36">}</text:p>
            <text:p text:style-name="P32"> </text:p>
            <text:p text:style-name="P36">/**</text:p>
            <text:p text:style-name="P36">* tire un nombre aleatoire entre 0 et 1, si plus grand que seuil, return true</text:p>
            <text:p text:style-name="P36">*/</text:p>
            <text:p text:style-name="P33"><text:span text:style-name="T27">public</text:span><text:span text:style-name="T28"> </text:span><text:span text:style-name="T27">static</text:span><text:span text:style-name="T28"> </text:span><text:span text:style-name="T27">boolean</text:span><text:span text:style-name="T28"> </text:span><text:span text:style-name="T27">avoirLieuSeuil(double</text:span><text:span text:style-name="T28"> </text:span><text:span text:style-name="T27">seuil) </text:span></text:p>
            <text:p text:style-name="P36">{</text:p>
            <text:p text:style-name="P33"><text:soft-page-break/><text:span text:style-name="T27">return</text:span><text:span text:style-name="T28"> </text:span><text:span text:style-name="T27">(Math.random() &lt; seuil);</text:span></text:p>
            <text:p text:style-name="P36">}</text:p>
            <text:p text:style-name="P32"> </text:p>
            <text:p text:style-name="P36">/***</text:p>
            <text:p text:style-name="P36">* si victory number &gt; defeat number, capacite +=1+ (int) (victory number - defeat number)/coefv(10)</text:p>
            <text:p text:style-name="P36">* si victory number &lt; defeat number, capacite +=1+ (int) abs(victory number - defeat number)/coefd(20)</text:p>
            <text:p text:style-name="P33"><text:span text:style-name="T27">* @param</text:span><text:span text:style-name="T28"> </text:span><text:span text:style-name="T27">nbVictoire</text:span></text:p>
            <text:p text:style-name="P33"><text:span text:style-name="T27">* @param</text:span><text:span text:style-name="T28"> </text:span><text:span text:style-name="T27">nbDefaite</text:span></text:p>
            <text:p text:style-name="P33"><text:span text:style-name="T27">* @return</text:span><text:span text:style-name="T28"> </text:span><text:span text:style-name="T27">la difference de capacite a ajouter a la capacite originale</text:span></text:p>
            <text:p text:style-name="P36">*/</text:p>
            <text:p text:style-name="P33"><text:span text:style-name="T27">public</text:span><text:span text:style-name="T28"> </text:span><text:span text:style-name="T27">static</text:span><text:span text:style-name="T28"> </text:span><text:span text:style-name="T27">int</text:span><text:span text:style-name="T28"> </text:span><text:span text:style-name="T27">capaciteDifference(int</text:span><text:span text:style-name="T28"> </text:span><text:span text:style-name="T27">nbVictoire, int</text:span><text:span text:style-name="T28"> </text:span><text:span text:style-name="T27">nbDefaite) {</text:span></text:p>
            <text:p text:style-name="P33"><text:span text:style-name="T27">if(nbVictoire</text:span><text:span text:style-name="T28"> </text:span><text:span text:style-name="T27">&gt; nbDefaite){</text:span></text:p>
            <text:p text:style-name="P33"><text:span text:style-name="T27">return</text:span><text:span text:style-name="T28"> </text:span><text:span text:style-name="T27">1</text:span><text:span text:style-name="T28"> </text:span><text:span text:style-name="T27">+ (int) ((nbVictoire</text:span><text:span text:style-name="T28"> </text:span><text:span text:style-name="T27">- nbDefaite)/10);</text:span></text:p>
            <text:p text:style-name="P33"><text:span text:style-name="T27">}else{</text:span></text:p>
            <text:p text:style-name="P33"><text:span text:style-name="T27">return</text:span><text:span text:style-name="T28"> </text:span><text:span text:style-name="T27">1</text:span><text:span text:style-name="T28"> </text:span><text:span text:style-name="T27">+ (int) ((nbDefaite</text:span><text:span text:style-name="T28"> </text:span><text:span text:style-name="T27">- nbVictoire)/20);</text:span></text:p>
            <text:p text:style-name="P36">}</text:p>
            <text:p text:style-name="P36">}</text:p>
            <text:p text:style-name="P32"> </text:p>
            <text:p text:style-name="P36">/***</text:p>
            <text:p text:style-name="P36">* </text:p>
            <text:p text:style-name="P33"><text:span text:style-name="T27">* @param</text:span><text:span text:style-name="T28"> </text:span><text:span text:style-name="T27">remplacants</text:span></text:p>
            <text:p text:style-name="P33"><text:span text:style-name="T27">* @return</text:span><text:span text:style-name="T28"> </text:span><text:span text:style-name="T27">remplacant le plus capable (une instance)</text:span></text:p>
            <text:p text:style-name="P36">*/</text:p>
            <text:p text:style-name="P33"><text:span text:style-name="T27">public</text:span><text:span text:style-name="T28"> </text:span><text:span text:style-name="T27">static</text:span><text:span text:style-name="T28"> </text:span><text:span text:style-name="T27">Remplacant</text:span><text:span text:style-name="T28"> </text:span><text:span text:style-name="T27">remplacantLePlusCapable(ArrayList&lt;Remplacant&gt; remplacants) {</text:span></text:p>
            <text:p text:style-name="P33"><text:soft-page-break/><text:span text:style-name="T27">if(remplacants.size() == 0){</text:span></text:p>
            <text:p text:style-name="P33"><text:span text:style-name="T27">return</text:span><text:span text:style-name="T28"> </text:span><text:span text:style-name="T27">null;</text:span></text:p>
            <text:p text:style-name="P36">}</text:p>
            <text:p text:style-name="P33"><text:span text:style-name="T27">Remplacant</text:span><text:span text:style-name="T28"> </text:span><text:span text:style-name="T27">capmax</text:span><text:span text:style-name="T28"> </text:span><text:span text:style-name="T27">= remplacants.get(0);</text:span></text:p>
            <text:p text:style-name="P33"><text:span text:style-name="T27">for(Remplacant</text:span><text:span text:style-name="T28"> </text:span><text:span text:style-name="T27">r</text:span><text:span text:style-name="T28"> </text:span><text:span text:style-name="T27">:</text:span><text:span text:style-name="T28"> </text:span><text:span text:style-name="T27">remplacants){</text:span></text:p>
            <text:p text:style-name="P33"><text:span text:style-name="T27">if</text:span><text:span text:style-name="T28"> </text:span><text:span text:style-name="T27">(capmax.capacite</text:span><text:span text:style-name="T28"> </text:span><text:span text:style-name="T27">&lt; r.capacite) {</text:span></text:p>
            <text:p text:style-name="P33"><text:span text:style-name="T27">capmax</text:span><text:span text:style-name="T28"> </text:span><text:span text:style-name="T27">= r;</text:span></text:p>
            <text:p text:style-name="P36">}</text:p>
            <text:p text:style-name="P36">}</text:p>
            <text:p text:style-name="P33"><text:span text:style-name="T27">return</text:span><text:span text:style-name="T28"> </text:span><text:span text:style-name="T27">capmax;</text:span></text:p>
            <text:p text:style-name="P36">}</text:p>
            <text:p text:style-name="P32"> </text:p>
            <text:p text:style-name="P36">/***</text:p>
            <text:p text:style-name="P36">* </text:p>
            <text:p text:style-name="P33"><text:span text:style-name="T27">* @param</text:span><text:span text:style-name="T28"> </text:span><text:span text:style-name="T27">joueurs</text:span></text:p>
            <text:p text:style-name="P33"><text:span text:style-name="T27">* @return</text:span><text:span text:style-name="T28"> </text:span><text:span text:style-name="T27">joueur le plus capable (une instance)</text:span></text:p>
            <text:p text:style-name="P36">*/</text:p>
            <text:p text:style-name="P33"><text:span text:style-name="T27">public</text:span><text:span text:style-name="T28"> </text:span><text:span text:style-name="T27">static</text:span><text:span text:style-name="T28"> </text:span><text:span text:style-name="T27">Joueur</text:span><text:span text:style-name="T28"> </text:span><text:span text:style-name="T27">joueurLePlusCapable(ArrayList&lt;Joueur&gt; joueurs) {</text:span></text:p>
            <text:p text:style-name="P33"><text:span text:style-name="T27">if(joueurs.size() == 0){</text:span></text:p>
            <text:p text:style-name="P33"><text:span text:style-name="T27">return</text:span><text:span text:style-name="T28"> </text:span><text:span text:style-name="T27">null;</text:span></text:p>
            <text:p text:style-name="P36">}</text:p>
            <text:p text:style-name="P33"><text:span text:style-name="T27">Joueur</text:span><text:span text:style-name="T28"> </text:span><text:span text:style-name="T27">capmax</text:span><text:span text:style-name="T28"> </text:span><text:span text:style-name="T27">= joueurs.get(0);</text:span></text:p>
            <text:p text:style-name="P33"><text:span text:style-name="T27">for(Joueur</text:span><text:span text:style-name="T28"> </text:span><text:span text:style-name="T27">j</text:span><text:span text:style-name="T28"> </text:span><text:span text:style-name="T27">:</text:span><text:span text:style-name="T28"> </text:span><text:span text:style-name="T27">joueurs){</text:span></text:p>
            <text:p text:style-name="P33"><text:span text:style-name="T27">if</text:span><text:span text:style-name="T28"> </text:span><text:span text:style-name="T27">(capmax.capacite</text:span><text:span text:style-name="T28"> </text:span><text:span text:style-name="T27">&lt; j.capacite) {</text:span></text:p>
            <text:p text:style-name="P33"><text:soft-page-break/><text:span text:style-name="T27">capmax</text:span><text:span text:style-name="T28"> </text:span><text:span text:style-name="T27">= j;</text:span></text:p>
            <text:p text:style-name="P36">}</text:p>
            <text:p text:style-name="P36">}</text:p>
            <text:p text:style-name="P33"><text:span text:style-name="T27">return</text:span><text:span text:style-name="T28"> </text:span><text:span text:style-name="T27">capmax;</text:span></text:p>
            <text:p text:style-name="P36">}</text:p>
            <text:p text:style-name="P32"> </text:p>
            <text:p text:style-name="P36">}</text:p>
            <text:p text:style-name="P32"> </text:p>
            <text:p text:style-name="P36">/**</text:p>
            <text:p text:style-name="P36">* Une personne est soit jouer, soit manager, soit coach</text:p>
            <text:p text:style-name="P36">* On definit le salaire quand on etend cette classe</text:p>
            <text:p text:style-name="P36">*/</text:p>
            <text:p text:style-name="P33"><text:span text:style-name="T27">public</text:span><text:span text:style-name="T28"> </text:span><text:span text:style-name="T27">abstract</text:span><text:span text:style-name="T28"> </text:span><text:span text:style-name="T27">class</text:span><text:span text:style-name="T28"> </text:span><text:span text:style-name="T27">Personne</text:span><text:span text:style-name="T28"> </text:span><text:span text:style-name="T27">{</text:span></text:p>
            <text:p text:style-name="P34"> </text:p>
            <text:p text:style-name="P36">// attributs</text:p>
            <text:p text:style-name="P32"> </text:p>
            <text:p text:style-name="P33"><text:span text:style-name="T27">protected</text:span><text:span text:style-name="T28"> </text:span><text:span text:style-name="T27">String</text:span><text:span text:style-name="T28"> </text:span><text:span text:style-name="T27">nom; // tirer au hazard par Outil.lettreAleatoire() 3 fois</text:span></text:p>
            <text:p text:style-name="P33"><text:span text:style-name="T27">protected</text:span><text:span text:style-name="T28"> </text:span><text:span text:style-name="T27">double</text:span><text:span text:style-name="T28"> </text:span><text:span text:style-name="T27">salaire; //en million</text:span></text:p>
            <text:p text:style-name="P33"><text:span text:style-name="T27">public</text:span><text:span text:style-name="T28"> </text:span><text:span text:style-name="T27">static</text:span><text:span text:style-name="T28"> </text:span><text:span text:style-name="T27">double</text:span><text:span text:style-name="T28"> </text:span><text:span text:style-name="T27">salaireDefaut</text:span><text:span text:style-name="T28"> </text:span><text:span text:style-name="T27">= 1;</text:span></text:p>
            <text:p text:style-name="P32"> </text:p>
            <text:p text:style-name="P36">// méthode</text:p>
            <text:p text:style-name="P32"> </text:p>
            <text:p text:style-name="P36">/***</text:p>
            <text:p text:style-name="P36">* constructeur usuel avec salaire specifie</text:p>
            <text:p text:style-name="P33"><text:soft-page-break/><text:span text:style-name="T27">* @param</text:span><text:span text:style-name="T28"> </text:span><text:span text:style-name="T27">salaire</text:span></text:p>
            <text:p text:style-name="P36">*/</text:p>
            <text:p text:style-name="P33"><text:span text:style-name="T27">protected</text:span><text:span text:style-name="T28"> </text:span><text:span text:style-name="T27">Personne(double</text:span><text:span text:style-name="T28"> </text:span><text:span text:style-name="T27">salaire) //Constructeur</text:span></text:p>
            <text:p text:style-name="P36">{</text:p>
            <text:p text:style-name="P33"><text:span text:style-name="T27">this.nom</text:span><text:span text:style-name="T28"> </text:span><text:span text:style-name="T27">= Outil.aleatoireChaine();</text:span></text:p>
            <text:p text:style-name="P33"><text:span text:style-name="T27">this.salaire</text:span><text:span text:style-name="T28"> </text:span><text:span text:style-name="T27">= salaire;</text:span></text:p>
            <text:p text:style-name="P36">}</text:p>
            <text:p text:style-name="P32"> </text:p>
            <text:p text:style-name="P36">/***</text:p>
            <text:p text:style-name="P36">* constructeur usuel avec salaire et nom specifie</text:p>
            <text:p text:style-name="P33"><text:span text:style-name="T27">* @param</text:span><text:span text:style-name="T28"> </text:span><text:span text:style-name="T27">salaire</text:span></text:p>
            <text:p text:style-name="P33"><text:span text:style-name="T27">* @param</text:span><text:span text:style-name="T28"> </text:span><text:span text:style-name="T27">nom</text:span></text:p>
            <text:p text:style-name="P36">*/</text:p>
            <text:p text:style-name="P33"><text:span text:style-name="T27">protected</text:span><text:span text:style-name="T28"> </text:span><text:span text:style-name="T27">Personne(double</text:span><text:span text:style-name="T28"> </text:span><text:span text:style-name="T27">salaire, String</text:span><text:span text:style-name="T28"> </text:span><text:span text:style-name="T27">nom) </text:span></text:p>
            <text:p text:style-name="P36">{</text:p>
            <text:p text:style-name="P33"><text:span text:style-name="T27">this.nom</text:span><text:span text:style-name="T28"> </text:span><text:span text:style-name="T27">= nom;</text:span></text:p>
            <text:p text:style-name="P33"><text:span text:style-name="T27">this.salaire</text:span><text:span text:style-name="T28"> </text:span><text:span text:style-name="T27">= salaire;</text:span></text:p>
            <text:p text:style-name="P36">}</text:p>
            <text:p text:style-name="P32"> </text:p>
            <text:p text:style-name="P36">/**</text:p>
            <text:p text:style-name="P36">* constructeur par defaut</text:p>
            <text:p text:style-name="P36">* salaire = salaireDefaut</text:p>
            <text:p text:style-name="P36">*/</text:p>
            <text:p text:style-name="P33"><text:span text:style-name="T27">protected</text:span><text:span text:style-name="T28"> </text:span><text:span text:style-name="T27">Personne() </text:span></text:p>
            <text:p text:style-name="P36"><text:soft-page-break/>{</text:p>
            <text:p text:style-name="P33"><text:span text:style-name="T27">this(salaireDefaut);</text:span></text:p>
            <text:p text:style-name="P33"><text:span text:style-name="T27">this.nom</text:span><text:span text:style-name="T28"> </text:span><text:span text:style-name="T27">= Outil.aleatoireChaine();</text:span></text:p>
            <text:p text:style-name="P36">}</text:p>
            <text:p text:style-name="P32"> </text:p>
            <text:p text:style-name="P36">// getters and setters </text:p>
            <text:p text:style-name="P32"> </text:p>
            <text:p text:style-name="P33"><text:span text:style-name="T27">public</text:span><text:span text:style-name="T28"> </text:span><text:span text:style-name="T27">String</text:span><text:span text:style-name="T28"> </text:span><text:span text:style-name="T27">getNom() {</text:span></text:p>
            <text:p text:style-name="P33"><text:span text:style-name="T27">return</text:span><text:span text:style-name="T28"> </text:span><text:span text:style-name="T27">nom;</text:span></text:p>
            <text:p text:style-name="P36">}</text:p>
            <text:p text:style-name="P32"> </text:p>
            <text:p text:style-name="P33"><text:span text:style-name="T27">public</text:span><text:span text:style-name="T28"> </text:span><text:span text:style-name="T27">void</text:span><text:span text:style-name="T28"> </text:span><text:span text:style-name="T27">setNom(String</text:span><text:span text:style-name="T28"> </text:span><text:span text:style-name="T27">nom) {</text:span></text:p>
            <text:p text:style-name="P33"><text:span text:style-name="T27">this.nom</text:span><text:span text:style-name="T28"> </text:span><text:span text:style-name="T27">= nom;</text:span></text:p>
            <text:p text:style-name="P36">}</text:p>
            <text:p text:style-name="P32"> </text:p>
            <text:p text:style-name="P33"><text:span text:style-name="T27">public</text:span><text:span text:style-name="T28"> </text:span><text:span text:style-name="T27">double</text:span><text:span text:style-name="T28"> </text:span><text:span text:style-name="T27">getSalaire() {</text:span></text:p>
            <text:p text:style-name="P33"><text:span text:style-name="T27">return</text:span><text:span text:style-name="T28"> </text:span><text:span text:style-name="T27">salaire;</text:span></text:p>
            <text:p text:style-name="P36">}</text:p>
            <text:p text:style-name="P32"> </text:p>
            <text:p text:style-name="P33"><text:span text:style-name="T27">public</text:span><text:span text:style-name="T28"> </text:span><text:span text:style-name="T27">void</text:span><text:span text:style-name="T28"> </text:span><text:span text:style-name="T27">setSalaire(double</text:span><text:span text:style-name="T28"> </text:span><text:span text:style-name="T27">salaire) {</text:span></text:p>
            <text:p text:style-name="P33"><text:span text:style-name="T27">this.salaire</text:span><text:span text:style-name="T28"> </text:span><text:span text:style-name="T27">= salaire;</text:span></text:p>
            <text:p text:style-name="P36">}</text:p>
            <text:p text:style-name="P32"> </text:p>
            <text:p text:style-name="P36">// méthode abstraite</text:p>
            <text:p text:style-name="P36"><text:soft-page-break/>/**</text:p>
            <text:p text:style-name="P36">* afficher des information pour l'utilisateur</text:p>
            <text:p text:style-name="P36">*/</text:p>
            <text:p text:style-name="P33"><text:span text:style-name="T27">public</text:span><text:span text:style-name="T28"> </text:span><text:span text:style-name="T27">abstract</text:span><text:span text:style-name="T28"> </text:span><text:span text:style-name="T27">void</text:span><text:span text:style-name="T28"> </text:span><text:span text:style-name="T27">sePresenter();</text:span></text:p>
            <text:p text:style-name="P32"> </text:p>
            <text:p text:style-name="P36">}</text:p>
            <text:p text:style-name="P32"> </text:p>
            <text:p text:style-name="P36">/**</text:p>
            <text:p text:style-name="P36">* Un remplacant peut devenir un joueur</text:p>
            <text:p text:style-name="P36">* Sa capacite ne sera pas prise en compte</text:p>
            <text:p text:style-name="P36">* et donc obtenir un salaire plus eleve</text:p>
            <text:p text:style-name="P36">*/</text:p>
            <text:p text:style-name="P33"><text:span text:style-name="T27">public</text:span><text:span text:style-name="T28"> </text:span><text:span text:style-name="T27">class</text:span><text:span text:style-name="T28"> </text:span><text:span text:style-name="T27">Remplacant</text:span><text:span text:style-name="T28"> </text:span><text:span text:style-name="T27">extends</text:span><text:span text:style-name="T28"> </text:span><text:span text:style-name="T27">Joueur{</text:span></text:p>
            <text:p text:style-name="P36">// attribut</text:p>
            <text:p text:style-name="P34"> </text:p>
            <text:p text:style-name="P33"><text:span text:style-name="T27">public</text:span><text:span text:style-name="T28"> </text:span><text:span text:style-name="T27">static</text:span><text:span text:style-name="T28"> </text:span><text:span text:style-name="T27">double</text:span><text:span text:style-name="T28"> </text:span><text:span text:style-name="T27">salaireDefaut</text:span><text:span text:style-name="T28"> </text:span><text:span text:style-name="T27">= 1;</text:span></text:p>
            <text:p text:style-name="P33"><text:span text:style-name="T27">protected</text:span><text:span text:style-name="T28"> </text:span><text:span text:style-name="T27">final</text:span><text:span text:style-name="T28"> </text:span><text:span text:style-name="T27">static</text:span><text:span text:style-name="T28"> </text:span><text:span text:style-name="T27">double</text:span><text:span text:style-name="T28"> </text:span><text:span text:style-name="T27">COEFFSALAIRECAPACITEREM</text:span><text:span text:style-name="T28"> </text:span><text:span text:style-name="T27">= 1.;</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MINR</text:span><text:span text:style-name="T28"> </text:span><text:span text:style-name="T27">= 30;//temporaire</text:span></text:p>
            <text:p text:style-name="P33"><text:span text:style-name="T27">private</text:span><text:span text:style-name="T28"> </text:span><text:span text:style-name="T27">final</text:span><text:span text:style-name="T28"> </text:span><text:span text:style-name="T27">static</text:span><text:span text:style-name="T28"> </text:span><text:span text:style-name="T27">int</text:span><text:span text:style-name="T28"> </text:span><text:span text:style-name="T27">MAXR</text:span><text:span text:style-name="T28"> </text:span><text:span text:style-name="T27">= 65;</text:span></text:p>
            <text:p text:style-name="P32"> </text:p>
            <text:p text:style-name="P36">//méthode</text:p>
            <text:p text:style-name="P32"> </text:p>
            <text:p text:style-name="P33"><text:span text:style-name="T27">public</text:span><text:span text:style-name="T28"> </text:span><text:span text:style-name="T27">Remplacant(int</text:span><text:span text:style-name="T28"> </text:span><text:span text:style-name="T27">capacite, int</text:span><text:span text:style-name="T28"> </text:span><text:span text:style-name="T27">age) {</text:span></text:p>
            <text:p text:style-name="P33"><text:span text:style-name="T27">super(capacite, age);</text:span></text:p>
            <text:p text:style-name="P33"><text:soft-page-break/><text:span text:style-name="T27">this.salaire</text:span><text:span text:style-name="T28"> </text:span><text:span text:style-name="T27">= salaireDefaut;</text:span></text:p>
            <text:p text:style-name="P36">}</text:p>
            <text:p text:style-name="P32"> </text:p>
            <text:p text:style-name="P36">/**</text:p>
            <text:p text:style-name="P36">* constructeur par copie</text:p>
            <text:p text:style-name="P33"><text:span text:style-name="T27">* @param</text:span><text:span text:style-name="T28"> </text:span><text:span text:style-name="T27">r</text:span><text:span text:style-name="T28"> </text:span><text:span text:style-name="T27">le remplacant a copier</text:span></text:p>
            <text:p text:style-name="P36">*/</text:p>
            <text:p text:style-name="P33"><text:span text:style-name="T27">public</text:span><text:span text:style-name="T28"> </text:span><text:span text:style-name="T27">Remplacant(Remplacant</text:span><text:span text:style-name="T28"> </text:span><text:span text:style-name="T27">r) {</text:span></text:p>
            <text:p text:style-name="P33"><text:span text:style-name="T27">this.capacite</text:span><text:span text:style-name="T28"> </text:span><text:span text:style-name="T27">= r.capacite;</text:span></text:p>
            <text:p text:style-name="P33"><text:span text:style-name="T27">this.salaire</text:span><text:span text:style-name="T28"> </text:span><text:span text:style-name="T27">= r.salaire;</text:span></text:p>
            <text:p text:style-name="P33"><text:span text:style-name="T27">this.age</text:span><text:span text:style-name="T28"> </text:span><text:span text:style-name="T27">= r.age;</text:span></text:p>
            <text:p text:style-name="P33"><text:span text:style-name="T27">this.contrat</text:span><text:span text:style-name="T28"> </text:span><text:span text:style-name="T27">= contratDefaut;</text:span></text:p>
            <text:p text:style-name="P36">}</text:p>
            <text:p text:style-name="P32"> </text:p>
            <text:p text:style-name="P36">/**</text:p>
            <text:p text:style-name="P36">* constructeur par defaut</text:p>
            <text:p text:style-name="P36">*/</text:p>
            <text:p text:style-name="P33"><text:span text:style-name="T27">public</text:span><text:span text:style-name="T28"> </text:span><text:span text:style-name="T27">Remplacant()</text:span></text:p>
            <text:p text:style-name="P36">{</text:p>
            <text:p text:style-name="P33"><text:span text:style-name="T27">super(Outil.aleatoireIntEntre(MINR, MAXR), Outil.aleatoireIntEntre(ageDefaut, ageDefaut</text:span><text:span text:style-name="T28"> </text:span><text:span text:style-name="T27">+ 3));</text:span></text:p>
            <text:p text:style-name="P33"><text:span text:style-name="T27">this.salaire</text:span><text:span text:style-name="T28"> </text:span><text:span text:style-name="T27">= this.capacite</text:span><text:span text:style-name="T28"> </text:span><text:span text:style-name="T27">* COEFFSALAIRECAPACITEREM;</text:span></text:p>
            <text:p text:style-name="P32"> </text:p>
            <text:p text:style-name="P36">}</text:p>
            <text:p text:style-name="P32"> </text:p>
            <text:p text:style-name="P33"><text:soft-page-break/><text:span text:style-name="T27">public</text:span><text:span text:style-name="T28"> </text:span><text:span text:style-name="T27">void</text:span><text:span text:style-name="T28"> </text:span><text:span text:style-name="T27">sePresenter(){</text:span></text:p>
            <text:p text:style-name="P33"><text:span text:style-name="T27">System.out.println(this.toString());</text:span></text:p>
            <text:p text:style-name="P36">}</text:p>
            <text:p text:style-name="P32"> </text:p>
            <text:p text:style-name="P33"><text:span text:style-name="T27">@Override</text:span></text:p>
            <text:p text:style-name="P33"><text:span text:style-name="T27">public</text:span><text:span text:style-name="T28"> </text:span><text:span text:style-name="T27">String</text:span><text:span text:style-name="T28"> </text:span><text:span text:style-name="T27">toString() {</text:span></text:p>
            <text:p text:style-name="P33"><text:span text:style-name="T27">return</text:span><text:span text:style-name="T28"> </text:span><text:span text:style-name="T27">"Remplacant [nom="</text:span><text:span text:style-name="T28"> </text:span><text:span text:style-name="T27">+ nom</text:span><text:span text:style-name="T28"> </text:span><text:span text:style-name="T27">+ ", age="</text:span><text:span text:style-name="T28"> </text:span><text:span text:style-name="T27">+ age</text:span><text:span text:style-name="T28"> </text:span><text:span text:style-name="T27">+ ", capacite="</text:span><text:span text:style-name="T28"> </text:span><text:span text:style-name="T27">+ capacite</text:span><text:span text:style-name="T28"> </text:span><text:span text:style-name="T27">+ ", contrat="</text:span><text:span text:style-name="T28"> </text:span><text:span text:style-name="T27">+ contrat</text:span><text:span text:style-name="T28"> </text:span><text:span text:style-name="T27">+ ", salaire="</text:span><text:span text:style-name="T28"> </text:span><text:span text:style-name="T27">+ salaire</text:span><text:span text:style-name="T28"> </text:span><text:span text:style-name="T27">+ "]\n";</text:span></text:p>
            <text:p text:style-name="P36">}</text:p>
            <text:p text:style-name="P32"> </text:p>
            <text:p text:style-name="P36">}</text:p>
            <text:p text:style-name="P24"> </text:p>
          </table:table-cell>
        </table:table-row>
      </table:table>
      <text:p text:style-name="Text_20_body"> </text:p>
      <text:p text:style-name="Text_20_body"> </text:p>
      <text:p text:style-name="Text_20_body"> </text:p>
      <text:p text:style-name="Text_20_body"><office:annotation><dc:date>2021-01-04T21:15:55.875657955</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Droid Sans Fallback" svg:font-family="'Droid Sans Fallback'"/>
    <style:font-face style:name="Liberation Sans1" svg:font-family="'Liberation Sans'"/>
    <style:font-face style:name="Liberation Serif1" svg:font-family="'Liberation Serif'"/>
    <style:font-face style:name="Mangal1" svg:font-family="Mangal"/>
    <style:font-face style:name="SimSun" svg:font-family="SimSun"/>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1-04T21:16:28.021904773</dc:date>
    <meta:editing-duration>PT3H18M24S</meta:editing-duration>
    <meta:editing-cycles>28</meta:editing-cycles>
    <meta:document-statistic meta:table-count="8" meta:image-count="1" meta:object-count="0" meta:page-count="46" meta:paragraph-count="1061" meta:word-count="3680" meta:character-count="24405" meta:non-whitespace-character-count="21447"/>
  </office:meta>
</office:document-meta>
</file>